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0C8DBC5F0FA80E1EB06.png" manifest:media-type="image/png"/>
  <manifest:file-entry manifest:full-path="Pictures/1000020100000284000000C8B7313334BAA0AB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opacity="15%" draw:textarea-horizontal-align="justify" draw:textarea-vertical-align="middle" draw:auto-grow-height="false" fo:min-height="8.15cm" fo:min-width="15.9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3" style:family="graphic" style:parent-style-name="standard">
      <style:graphic-properties draw:stroke="solid" draw:stroke-dash="Dot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width="0.018cm" svg:stroke-color="#000000" draw:marker-start-width="0.227cm" draw:marker-end="Arrow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stroke-dash="Long_20_Dash"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25cm" fo:min-width="0.101cm"/>
    </style:style>
    <style:style style:name="gr11" style:family="graphic" style:parent-style-name="standard">
      <style:graphic-properties draw:fill-color="#dde8cb" draw:opacity="97%" draw:textarea-horizontal-align="justify" draw:textarea-vertical-align="middle" draw:auto-grow-height="false" fo:min-height="0.386cm" fo:min-width="0.101cm"/>
      <style:paragraph-properties style:writing-mode="lr-tb"/>
    </style:style>
    <style:style style:name="gr12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b66c" draw:textarea-horizontal-align="justify" draw:textarea-vertical-align="middle" draw:auto-grow-height="false" fo:min-height="1.207cm" fo:min-width="1.462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15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37cm" fo:min-width="0.073cm"/>
      <style:paragraph-properties style:writing-mode="lr-tb"/>
    </style:style>
    <style:style style:name="gr16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349cm" fo:min-width="0.0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9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4ea6b" draw:opacity="97%" draw:textarea-horizontal-align="justify" draw:textarea-vertical-align="middle" draw:auto-grow-height="false" fo:min-height="1.162cm" fo:min-width="0.801cm"/>
      <style:paragraph-properties style:writing-mode="lr-tb"/>
    </style:style>
    <style:style style:name="gr21" style:family="graphic" style:parent-style-name="standard">
      <style:graphic-properties svg:stroke-color="#000000" draw:fill="solid" draw:fill-color="#dde8cb" draw:opacity="97%" draw:textarea-horizontal-align="justify" draw:textarea-vertical-align="middle" draw:auto-grow-height="false" fo:min-height="1.145cm" fo:min-width="0.801cm"/>
      <style:paragraph-properties style:writing-mode="lr-tb"/>
    </style:style>
    <style:style style:name="gr22" style:family="graphic" style:parent-style-name="objectwithoutfill">
      <style:graphic-properties svg:stroke-width="0.018cm" svg:stroke-color="#000000" draw:marker-start-width="0.227cm" draw:marker-end-width="0.227cm" draw:fill="solid" draw:fill-color="#dde8cb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cm"/>
      <style:paragraph-properties style:writing-mode="lr-tb"/>
    </style:style>
    <style:style style:name="gr25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2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1.128cm" fo:min-width="0.801cm"/>
      <style:paragraph-properties style:writing-mode="lr-tb"/>
    </style:style>
    <style:style style:name="gr28" style:family="graphic" style:parent-style-name="objectwithoutfill">
      <style:graphic-properties svg:stroke-width="0.018cm" svg:stroke-color="#2a6099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e0c2cd" draw:opacity="61%" draw:textarea-horizontal-align="justify" draw:textarea-vertical-align="middle" draw:auto-grow-height="false" fo:min-height="1.9cm" fo:min-width="2.342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30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637cm" fo:min-width="0.325cm"/>
      <style:paragraph-properties style:writing-mode="lr-tb"/>
    </style:style>
    <style:style style:name="gr31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603cm" fo:min-width="0.3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  <style:paragraph-properties style:writing-mode="lr-tb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3.75cm" fo:min-width="19.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6" style:family="graphic" style:parent-style-name="objectwithoutfill">
      <style:graphic-properties svg:stroke-width="0.018cm" svg:stroke-color="#2a6099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18cm" svg:stroke-color="#000000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6cm"/>
      <style:paragraph-properties style:writing-mode="lr-tb"/>
    </style:style>
    <style:style style:name="gr3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4.472cm" fo:padding-top="0.139cm" fo:padding-bottom="0.139cm" fo:padding-left="0.264cm" fo:padding-right="0.26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3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277cm"/>
      <style:paragraph-properties style:writing-mode="lr-tb"/>
    </style:style>
    <style:style style:name="gr4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5.252cm" fo:padding-top="0.139cm" fo:padding-bottom="0.139cm" fo:padding-left="0.264cm" fo:padding-right="0.26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textarea-vertical-align="middle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377cm"/>
      <style:paragraph-properties style:writing-mode="lr-tb"/>
    </style:style>
    <style:style style:name="gr51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textarea-vertical-align="middle" draw:auto-grow-height="true" draw:auto-grow-width="false" fo:max-height="0cm" fo:min-height="0.951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52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07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175cm"/>
      <style:paragraph-properties style:writing-mode="lr-tb"/>
    </style:style>
    <style:style style:name="gr55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56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53cm" svg:stroke-color="#000000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983b0"/>
      <style:paragraph-properties fo:text-align="center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style:paragraph-properties fo:text-align="start" style:writing-mode="lr-tb"/>
      <style:text-properties fo:font-size="6pt" style:font-size-asian="6pt" style:font-size-complex="6pt"/>
    </style:style>
    <style:style style:name="P10" style:family="paragraph">
      <loext:graphic-properties draw:fill-color="#dde8cb" draw:opacity="97%"/>
      <style:paragraph-properties fo:text-align="start" style:writing-mode="lr-tb"/>
      <style:text-properties fo:font-size="6pt" style:font-size-asian="6pt" style:font-size-complex="6pt"/>
    </style:style>
    <style:style style:name="P11" style:family="paragraph">
      <loext:graphic-properties draw:fill-color="#ffb66c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d4ea6b" draw:opacity="97%"/>
      <style:paragraph-properties fo:text-align="start" style:writing-mode="lr-tb"/>
      <style:text-properties fo:font-size="6pt" style:font-size-asian="6pt" style:font-size-complex="6pt"/>
    </style:style>
    <style:style style:name="P16" style:family="paragraph">
      <loext:graphic-properties draw:fill="solid" draw:fill-color="#dde8cb" draw:opacity="97%"/>
      <style:paragraph-properties fo:text-align="start" style:writing-mode="lr-tb"/>
      <style:text-properties fo:font-size="6pt" style:font-size-asian="6pt" style:font-size-complex="6pt"/>
    </style:style>
    <style:style style:name="P17" style:family="paragraph">
      <loext:graphic-properties draw:fill="solid" draw:fill-color="#dde8cb"/>
      <style:paragraph-properties fo:text-align="center"/>
    </style:style>
    <style:style style:name="P18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-color="#77bc65" draw:opacity="100%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e0c2cd" draw:opacity="61%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000000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solid" draw:fill-color="#800080"/>
      <style:paragraph-properties fo:text-align="center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style:paragraph-properties fo:text-align="start"/>
      <style:text-properties fo:font-size="10.5pt" style:font-size-asian="10.5pt" style:font-size-complex="10.5pt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10.5pt" style:font-size-asian="10.5pt" style:font-size-complex="10.5pt"/>
    </style:style>
    <style:style style:name="P29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 style:writing-mode="lr-tb"/>
      <style:text-properties fo:font-size="9pt" style:font-size-asian="9pt" style:font-size-complex="9pt"/>
    </style:style>
    <style:style style:name="P33" style:family="paragraph">
      <style:paragraph-properties fo:text-align="center"/>
      <style:text-properties fo:font-size="14pt" style:font-size-asian="14pt" style:font-size-complex="14pt"/>
    </style:style>
    <style:style style:name="P34" style:family="paragraph">
      <loext:graphic-properties draw:fill="solid" draw:fill-color="#5983b0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6.4cm" svg:height="8.4cm" svg:x="4.6cm" svg:y="5.8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2.901cm" svg:height="1.251cm" svg:x="6.173cm" svg:y="7.726cm">
          <draw:text-box>
            <text:p text:style-name="P2"><text:span text:style-name="T1">H</text:span><text:span text:style-name="T1">M</text:span><text:span text:style-name="T1">M </text:span><text:span text:style-name="T1">b</text:span><text:span text:style-name="T1">u</text:span><text:span text:style-name="T1">il</text:span><text:span text:style-name="T1">d</text:span><text:span text:style-name="T1">i</text:span><text:span text:style-name="T1">n</text:span><text:span text:style-name="T1">g</text:span></text:p>
          </draw:text-box>
        </draw:frame>
        <draw:frame draw:style-name="gr3" draw:text-style-name="P3" xml:id="id4" draw:id="id4" draw:layer="layout" svg:width="3.648cm" svg:height="1.251cm" svg:x="5.799cm" svg:y="11.158cm">
          <draw:text-box>
            <text:p text:style-name="P2"><text:span text:style-name="T1">Sequence enrichment</text:span></text:p>
          </draw:text-box>
        </draw:frame>
        <draw:frame draw:style-name="gr4" draw:text-style-name="P4" xml:id="id1" draw:id="id1" draw:layer="layout" svg:width="2.499cm" svg:height="0.569cm" svg:x="6.35cm" svg:y="13.6cm">
          <draw:text-box>
            <text:p text:style-name="P2"><text:span text:style-name="T2">X-enriched.fa</text:span></text:p>
          </draw:text-box>
        </draw:frame>
        <draw:connector draw:style-name="gr5" draw:text-style-name="P5" draw:layer="layout" svg:x1="8.849cm" svg:y1="13.884cm" svg:x2="13cm" svg:y2="11.449cm" draw:start-shape="id1" draw:start-glue-point="1" draw:end-shape="id2" draw:end-glue-point="2" svg:d="M8849 13884h4151v-2435" svg:viewBox="0 0 4152 2436">
          <text:p/>
        </draw:connector>
        <draw:connector draw:style-name="gr5" draw:text-style-name="P5" draw:layer="layout" draw:line-skew="-0.6cm" svg:x1="13cm" svg:y1="9.05cm" svg:x2="7.623cm" svg:y2="7.726cm" draw:start-shape="id2" draw:start-glue-point="0" draw:end-shape="id3" draw:end-glue-point="0" svg:d="M13000 9050v-2451h-5377v1127" svg:viewBox="0 0 5378 2452">
          <text:p/>
        </draw:connector>
        <draw:connector draw:style-name="gr5" draw:text-style-name="P5" draw:layer="layout" draw:type="line" svg:x1="7.623cm" svg:y1="8.977cm" svg:x2="7.623cm" svg:y2="11.158cm" draw:start-shape="id3" draw:start-glue-point="2" draw:end-shape="id4" draw:end-glue-point="0" svg:d="M7623 8977v2181" svg:viewBox="0 0 1 2182">
          <text:p/>
        </draw:connector>
        <draw:connector draw:style-name="gr5" draw:text-style-name="P5" draw:layer="layout" draw:type="line" svg:x1="7.623cm" svg:y1="12.409cm" svg:x2="7.599cm" svg:y2="13.6cm" draw:start-shape="id4" draw:start-glue-point="2" draw:end-shape="id1" draw:end-glue-point="0" svg:d="M7623 12409l-24 1191" svg:viewBox="0 0 25 1192">
          <text:p/>
        </draw:connector>
        <draw:frame draw:style-name="gr6" draw:text-style-name="P6" draw:layer="layout" svg:width="1.409cm" svg:height="0.725cm" svg:x="11.637cm" svg:y="7.408cm">
          <draw:text-box>
            <text:p text:style-name="P2"><text:span text:style-name="T3">NO</text:span></text:p>
          </draw:text-box>
        </draw:frame>
        <draw:connector draw:style-name="gr5" draw:text-style-name="P5" draw:layer="layout" draw:type="line" svg:x1="14.6cm" svg:y1="10.249cm" svg:x2="17.198cm" svg:y2="10.229cm" draw:start-shape="id2" draw:start-glue-point="1" draw:end-shape="id5" draw:end-glue-point="3" svg:d="M14600 10249l2598-20" svg:viewBox="0 0 2599 21">
          <text:p/>
        </draw:connector>
        <draw:frame draw:style-name="gr6" draw:text-style-name="P6" draw:layer="layout" svg:width="1.907cm" svg:height="0.725cm" svg:x="14.769cm" svg:y="9.432cm">
          <draw:text-box>
            <text:p text:style-name="P2"><text:span text:style-name="T3">YES</text:span></text:p>
          </draw:text-box>
        </draw:frame>
        <draw:frame draw:style-name="gr2" draw:text-style-name="P3" xml:id="id5" draw:id="id5" draw:layer="layout" svg:width="2.901cm" svg:height="1.251cm" svg:x="17.198cm" svg:y="9.604cm">
          <draw:text-box>
            <text:p text:style-name="P2"><text:span text:style-name="T1">H</text:span><text:span text:style-name="T1">M</text:span><text:span text:style-name="T1">M </text:span><text:span text:style-name="T1">b</text:span><text:span text:style-name="T1">u</text:span><text:span text:style-name="T1">il</text:span><text:span text:style-name="T1">d</text:span><text:span text:style-name="T1">i</text:span><text:span text:style-name="T1">n</text:span><text:span text:style-name="T1">g</text:span></text:p>
          </draw:text-box>
        </draw:frame>
        <draw:frame draw:style-name="gr7" draw:text-style-name="P7" draw:layer="layout" svg:width="1.659cm" svg:height="0.607cm" svg:x="7.641cm" svg:y="9.816cm">
          <draw:text-box>
            <text:p text:style-name="P2"><text:span text:style-name="T4">X.hmm</text:span></text:p>
          </draw:text-box>
        </draw:frame>
        <draw:connector draw:style-name="gr8" draw:text-style-name="P5" draw:layer="layout" draw:type="line" svg:x1="3.501cm" svg:y1="11.803cm" svg:x2="5.799cm" svg:y2="11.783cm" draw:end-shape="id4" draw:end-glue-point="3" svg:d="M3501 11803l2298-20" svg:viewBox="0 0 2299 21">
          <text:p/>
        </draw:connector>
        <draw:connector draw:style-name="gr9" draw:text-style-name="P5" draw:layer="layout" draw:type="line" svg:x1="18.648cm" svg:y1="10.855cm" svg:x2="18.6cm" svg:y2="15.8cm" draw:start-shape="id5" draw:start-glue-point="2" draw:end-shape="id6" draw:end-glue-point="0" svg:d="M18648 10855l-48 4945" svg:viewBox="0 0 49 4946">
          <text:p/>
        </draw:connector>
        <draw:custom-shape draw:style-name="gr10" draw:text-style-name="P8" draw:layer="layout" svg:width="0.6cm" svg:height="0.8cm" draw:transform="rotate (1.5707963267949) translate (4.202cm 12.05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8" draw:layer="layout" svg:width="0.6cm" svg:height="0.799cm" svg:x="18.302cm" svg:y="13.80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1" draw:text-style-name="P10" draw:layer="layout" svg:width="0.6cm" svg:height="0.72cm" svg:x="8.1cm" svg:y="12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8.2cm" svg:y1="12.834cm" svg:x2="8.6cm" svg:y2="12.834cm">
            <text:p/>
          </draw:line>
          <draw:line draw:style-name="gr12" draw:text-style-name="P5" draw:layer="layout" svg:x1="8.2cm" svg:y1="12.879cm" svg:x2="8.6cm" svg:y2="12.879cm">
            <text:p/>
          </draw:line>
          <draw:line draw:style-name="gr12" draw:text-style-name="P5" draw:layer="layout" svg:x1="8.2cm" svg:y1="12.924cm" svg:x2="8.6cm" svg:y2="12.924cm">
            <text:p/>
          </draw:line>
          <draw:line draw:style-name="gr12" draw:text-style-name="P5" draw:layer="layout" svg:x1="8.2cm" svg:y1="12.969cm" svg:x2="8.6cm" svg:y2="12.969cm">
            <text:p/>
          </draw:line>
          <draw:line draw:style-name="gr13" draw:text-style-name="P5" draw:layer="layout" svg:x1="8.2cm" svg:y1="13.014cm" svg:x2="8.6cm" svg:y2="13.014cm">
            <text:p/>
          </draw:line>
          <draw:line draw:style-name="gr13" draw:text-style-name="P5" draw:layer="layout" svg:x1="8.2cm" svg:y1="13.059cm" svg:x2="8.6cm" svg:y2="13.059cm">
            <text:p/>
          </draw:line>
          <draw:line draw:style-name="gr13" draw:text-style-name="P5" draw:layer="layout" svg:x1="8.2cm" svg:y1="13.104cm" svg:x2="8.6cm" svg:y2="13.104cm">
            <text:p/>
          </draw:line>
          <draw:line draw:style-name="gr13" draw:text-style-name="P5" draw:layer="layout" svg:x1="8.2cm" svg:y1="13.149cm" svg:x2="8.6cm" svg:y2="13.149cm">
            <text:p/>
          </draw:line>
        </draw:g>
        <draw:g xml:id="id2" draw:id="id2">
          <draw:custom-shape draw:style-name="gr14" draw:text-style-name="P11" draw:layer="layout" svg:width="3.2cm" svg:height="2.399cm" svg:x="11.4cm" svg:y="9.0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>
            <draw:g>
              <draw:custom-shape draw:style-name="gr15" draw:text-style-name="P10" draw:layer="layout" svg:width="0.572cm" svg:height="0.702cm" svg:x="13.246cm" svg:y="10.329cm">
                <text:p text:style-name="P9"><text:span text:style-name="T5"/></text:p>
                <text:p text:style-name="P9"><text:span text:style-name="T5"><text:line-break/></text:span><text:span text:style-name="T5"><text:line-break/></text:span><text:span text:style-name="T5"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3.341cm" svg:y1="10.461cm" svg:x2="13.722cm" svg:y2="10.461cm">
                <text:p/>
              </draw:line>
              <draw:line draw:style-name="gr12" draw:text-style-name="P5" draw:layer="layout" svg:x1="13.341cm" svg:y1="10.505cm" svg:x2="13.722cm" svg:y2="10.505cm">
                <text:p/>
              </draw:line>
              <draw:line draw:style-name="gr12" draw:text-style-name="P5" draw:layer="layout" svg:x1="13.341cm" svg:y1="10.549cm" svg:x2="13.722cm" svg:y2="10.549cm">
                <text:p/>
              </draw:line>
              <draw:line draw:style-name="gr12" draw:text-style-name="P5" draw:layer="layout" svg:x1="13.341cm" svg:y1="10.592cm" svg:x2="13.722cm" svg:y2="10.592cm">
                <text:p/>
              </draw:line>
              <draw:custom-shape draw:style-name="gr16" draw:text-style-name="P10" draw:layer="layout" svg:width="0.572cm" svg:height="0.678cm" svg:x="12.07cm" svg:y="10.329cm">
                <text:p text:style-name="P9"><text:span text:style-name="T5"/></text:p>
                <text:p text:style-name="P9"><text:span text:style-name="T5"><text:line-break/></text:span><text:span text:style-name="T5"><text:line-break/></text:span><text:span text:style-name="T5"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2.196cm" svg:y1="10.456cm" svg:x2="12.577cm" svg:y2="10.456cm">
                <text:p/>
              </draw:line>
              <draw:line draw:style-name="gr12" draw:text-style-name="P5" draw:layer="layout" svg:x1="12.196cm" svg:y1="10.498cm" svg:x2="12.577cm" svg:y2="10.498cm">
                <text:p/>
              </draw:line>
              <draw:line draw:style-name="gr12" draw:text-style-name="P5" draw:layer="layout" svg:x1="12.196cm" svg:y1="10.54cm" svg:x2="12.577cm" svg:y2="10.54cm">
                <text:p/>
              </draw:line>
              <draw:line draw:style-name="gr12" draw:text-style-name="P5" draw:layer="layout" svg:x1="12.196cm" svg:y1="10.583cm" svg:x2="12.577cm" svg:y2="10.583cm">
                <text:p/>
              </draw:line>
              <draw:line draw:style-name="gr13" draw:text-style-name="P5" draw:layer="layout" svg:x1="12.196cm" svg:y1="10.625cm" svg:x2="12.577cm" svg:y2="10.625cm">
                <text:p/>
              </draw:line>
              <draw:line draw:style-name="gr13" draw:text-style-name="P5" draw:layer="layout" svg:x1="12.196cm" svg:y1="10.668cm" svg:x2="12.577cm" svg:y2="10.668cm">
                <text:p/>
              </draw:line>
              <draw:line draw:style-name="gr13" draw:text-style-name="P5" draw:layer="layout" svg:x1="12.196cm" svg:y1="10.71cm" svg:x2="12.577cm" svg:y2="10.71cm">
                <text:p/>
              </draw:line>
              <draw:line draw:style-name="gr13" draw:text-style-name="P5" draw:layer="layout" svg:x1="12.196cm" svg:y1="10.752cm" svg:x2="12.577cm" svg:y2="10.752cm">
                <text:p/>
              </draw:line>
              <draw:frame draw:style-name="gr17" draw:text-style-name="P12" draw:layer="layout" svg:width="0.686cm" svg:height="0.729cm" svg:x="12.558cm" svg:y="10.328cm">
                <draw:text-box>
                  <text:p text:style-name="P2"><text:span text:style-name="T6">=</text:span></text:p>
                </draw:text-box>
              </draw:frame>
              <draw:frame draw:style-name="gr17" draw:text-style-name="P12" draw:layer="layout" svg:width="0.8cm" svg:height="0.729cm" svg:x="13.702cm" svg:y="10.329cm">
                <draw:text-box>
                  <text:p text:style-name="P2"><text:span text:style-name="T6">?</text:span></text:p>
                </draw:text-box>
              </draw:frame>
            </draw:g>
            <draw:frame draw:style-name="gr18" draw:text-style-name="P12" draw:layer="layout" svg:width="2.9cm" svg:height="0.645cm" svg:x="11.6cm" svg:y="9.55cm">
              <draw:text-box>
                <text:p text:style-name="P2"><text:span text:style-name="T6">Converg</text:span><text:span text:style-name="T6">ence</text:span></text:p>
              </draw:text-box>
            </draw:frame>
          </draw:g>
        </draw:g>
        <draw:frame draw:style-name="gr19" draw:text-style-name="P13" draw:layer="layout" svg:width="2cm" svg:height="0.9cm" svg:x="7.901cm" svg:y="9.399cm">
          <draw:image xlink:href="Pictures/1000020100000284000000C8B7313334BAA0ABDF.png" xlink:type="simple" xlink:show="embed" xlink:actuate="onLoad" loext:mime-type="image/png">
            <text:p/>
          </draw:image>
        </draw:frame>
        <draw:frame draw:style-name="gr19" draw:text-style-name="P13" xml:id="id6" draw:id="id6" draw:layer="layout" svg:width="3cm" svg:height="1.26cm" svg:x="17.1cm" svg:y="15.8cm">
          <draw:image xlink:href="Pictures/1000020100000284000000C8DBC5F0FA80E1EB06.png" xlink:type="simple" xlink:show="embed" xlink:actuate="onLoad" loext:mime-type="image/png">
            <text:p/>
          </draw:image>
        </draw:frame>
        <draw:frame draw:style-name="gr18" draw:text-style-name="P14" draw:layer="layout" svg:width="4cm" svg:height="0.645cm" svg:x="16.601cm" svg:y="17.059cm">
          <draw:text-box>
            <text:p text:style-name="P2"><text:span text:style-name="T7">X-</text:span><text:span text:style-name="T7">enriche</text:span><text:span text:style-name="T7">d.hmm</text:span></text:p>
          </draw:text-box>
        </draw:frame>
        <draw:g>
          <draw:custom-shape draw:style-name="gr20" draw:text-style-name="P15" draw:layer="layout" svg:width="1.3cm" svg:height="1.599cm" svg:x="1.602cm" svg:y="11.0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.818cm" svg:y1="11.301cm" svg:x2="2.685cm" svg:y2="11.301cm">
            <text:p/>
          </draw:line>
          <draw:line draw:style-name="gr13" draw:text-style-name="P5" draw:layer="layout" svg:x1="1.818cm" svg:y1="11.401cm" svg:x2="2.685cm" svg:y2="11.401cm">
            <text:p/>
          </draw:line>
          <draw:line draw:style-name="gr13" draw:text-style-name="P5" draw:layer="layout" svg:x1="1.818cm" svg:y1="11.501cm" svg:x2="2.685cm" svg:y2="11.501cm">
            <text:p/>
          </draw:line>
          <draw:line draw:style-name="gr13" draw:text-style-name="P5" draw:layer="layout" svg:x1="1.818cm" svg:y1="11.601cm" svg:x2="2.685cm" svg:y2="11.601cm">
            <text:p/>
          </draw:line>
          <draw:line draw:style-name="gr13" draw:text-style-name="P5" draw:layer="layout" svg:x1="1.818cm" svg:y1="11.703cm" svg:x2="2.685cm" svg:y2="11.703cm">
            <text:p/>
          </draw:line>
          <draw:line draw:style-name="gr13" draw:text-style-name="P5" draw:layer="layout" svg:x1="1.818cm" svg:y1="11.803cm" svg:x2="2.685cm" svg:y2="11.803cm">
            <text:p/>
          </draw:line>
          <draw:line draw:style-name="gr13" draw:text-style-name="P5" draw:layer="layout" svg:x1="1.818cm" svg:y1="11.903cm" svg:x2="2.685cm" svg:y2="11.903cm">
            <text:p/>
          </draw:line>
          <draw:line draw:style-name="gr13" draw:text-style-name="P5" draw:layer="layout" svg:x1="1.818cm" svg:y1="12.003cm" svg:x2="2.685cm" svg:y2="12.003cm">
            <text:p/>
          </draw:line>
          <draw:line draw:style-name="gr13" draw:text-style-name="P5" draw:layer="layout" svg:x1="1.818cm" svg:y1="12.101cm" svg:x2="2.685cm" svg:y2="12.101cm">
            <text:p/>
          </draw:line>
          <draw:line draw:style-name="gr13" draw:text-style-name="P5" draw:layer="layout" svg:x1="1.818cm" svg:y1="12.201cm" svg:x2="2.685cm" svg:y2="12.201cm">
            <text:p/>
          </draw:line>
          <draw:line draw:style-name="gr13" draw:text-style-name="P5" draw:layer="layout" svg:x1="1.818cm" svg:y1="12.301cm" svg:x2="2.685cm" svg:y2="12.301cm">
            <text:p/>
          </draw:line>
          <draw:line draw:style-name="gr13" draw:text-style-name="P5" draw:layer="layout" svg:x1="1.818cm" svg:y1="12.401cm" svg:x2="2.685cm" svg:y2="12.401cm">
            <text:p/>
          </draw:line>
        </draw:g>
        <draw:g>
          <draw:g>
            <draw:custom-shape draw:style-name="gr21" draw:text-style-name="P16" draw:layer="layout" svg:width="1.3cm" svg:height="1.58cm" svg:x="6.951cm" svg:y="2.4cm">
              <text:p text:style-name="P9"><text:span text:style-name="T5"/></text:p>
              <text:p text:style-name="P9"><text:span text:style-name="T5"><text:line-break/></text:span><text:span text:style-name="T5"><text:line-break/></text:span><text:span text:style-name="T5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2" draw:text-style-name="P17" draw:layer="layout" svg:x1="7.168cm" svg:y1="2.696cm" svg:x2="8.035cm" svg:y2="2.696cm">
              <text:p/>
            </draw:line>
            <draw:line draw:style-name="gr22" draw:text-style-name="P17" draw:layer="layout" svg:x1="7.168cm" svg:y1="2.795cm" svg:x2="8.035cm" svg:y2="2.795cm">
              <text:p/>
            </draw:line>
            <draw:line draw:style-name="gr22" draw:text-style-name="P17" draw:layer="layout" svg:x1="7.168cm" svg:y1="2.894cm" svg:x2="8.035cm" svg:y2="2.894cm">
              <text:p/>
            </draw:line>
            <draw:line draw:style-name="gr22" draw:text-style-name="P17" draw:layer="layout" svg:x1="7.168cm" svg:y1="2.993cm" svg:x2="8.035cm" svg:y2="2.993cm">
              <text:p/>
            </draw:line>
          </draw:g>
        </draw:g>
        <draw:connector draw:style-name="gr23" draw:text-style-name="P5" draw:layer="layout" draw:type="line" svg:x1="7.629cm" svg:y1="4.277cm" svg:x2="7.623cm" svg:y2="7.726cm" draw:end-shape="id3" draw:end-glue-point="0" svg:d="M7629 4277l-6 3449" svg:viewBox="0 0 7 3450">
          <text:p/>
        </draw:connector>
        <draw:custom-shape draw:style-name="gr10" draw:text-style-name="P8" draw:layer="layout" svg:width="0.6cm" svg:height="0.799cm" svg:x="7.3cm" svg:y="5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4" draw:layer="layout" svg:width="1.699cm" svg:height="0.645cm" svg:x="8.001cm" svg:y="10.261cm">
          <draw:text-box>
            <text:p text:style-name="P2"><text:span text:style-name="T2">X.hmm</text:span></text:p>
          </draw:text-box>
        </draw:frame>
        <draw:custom-shape draw:style-name="gr24" draw:text-style-name="P19" draw:layer="layout" svg:width="0.8cm" svg:height="0.5cm" svg:x="7.6cm" svg:y="3.6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7.085cm" svg:y1="2.1cm" svg:x2="8.017cm" svg:y2="2.1cm">
          <text:p/>
        </draw:line>
        <draw:custom-shape draw:style-name="gr25" draw:text-style-name="P20" draw:layer="layout" svg:width="0.7cm" svg:height="0.2cm" svg:x="7.204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2.3cm" svg:y="12.2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3" xml:id="id9" draw:id="id9" draw:layer="layout" svg:width="2.901cm" svg:height="1.251cm" svg:x="4.973cm" svg:y="8.226cm">
          <draw:text-box>
            <text:p text:style-name="P2"><text:span text:style-name="T1">HMM </text:span><text:span text:style-name="T1">buildin</text:span><text:span text:style-name="T1">g</text:span></text:p>
          </draw:text-box>
        </draw:frame>
        <draw:frame draw:style-name="gr3" draw:text-style-name="P3" xml:id="id7" draw:id="id7" draw:layer="layout" svg:width="3.648cm" svg:height="1.251cm" svg:x="4.599cm" svg:y="11.558cm">
          <draw:text-box>
            <text:p text:style-name="P2"><text:span text:style-name="T1">Seque</text:span><text:span text:style-name="T1">nce </text:span><text:span text:style-name="T1">enrich</text:span><text:span text:style-name="T1">ment</text:span></text:p>
          </draw:text-box>
        </draw:frame>
        <draw:connector draw:style-name="gr5" draw:text-style-name="P5" draw:layer="layout" draw:line-skew="2.464cm" svg:x1="6.423cm" svg:y1="12.809cm" svg:x2="12.8cm" svg:y2="12.65cm" draw:start-shape="id7" draw:start-glue-point="2" draw:end-shape="id8" draw:end-glue-point="6" svg:d="M6423 12809v2991h6377v-3150" svg:viewBox="0 0 6378 3151">
          <text:p/>
        </draw:connector>
        <draw:connector draw:style-name="gr5" draw:text-style-name="P5" draw:layer="layout" draw:line-skew="-1.099cm" svg:x1="12.8cm" svg:y1="9.15cm" svg:x2="6.423cm" svg:y2="8.226cm" draw:start-shape="id8" draw:start-glue-point="4" draw:end-shape="id9" draw:end-glue-point="0" svg:d="M12800 9150v-2550h-6377v1626" svg:viewBox="0 0 6378 2551">
          <text:p/>
        </draw:connector>
        <draw:connector draw:style-name="gr5" draw:text-style-name="P5" draw:layer="layout" draw:type="line" svg:x1="6.423cm" svg:y1="9.477cm" svg:x2="6.423cm" svg:y2="11.558cm" draw:start-shape="id9" draw:start-glue-point="2" draw:end-shape="id7" draw:end-glue-point="0" svg:d="M6423 9477v2081" svg:viewBox="0 0 1 2082">
          <text:p/>
        </draw:connector>
        <draw:frame draw:style-name="gr6" draw:text-style-name="P6" draw:layer="layout" svg:width="1.409cm" svg:height="0.725cm" svg:x="11.637cm" svg:y="7.508cm">
          <draw:text-box>
            <text:p text:style-name="P2"><text:span text:style-name="T3">NO</text:span></text:p>
          </draw:text-box>
        </draw:frame>
        <draw:frame draw:style-name="gr6" draw:text-style-name="P6" draw:layer="layout" svg:width="1.907cm" svg:height="0.725cm" svg:x="15.069cm" svg:y="10.032cm">
          <draw:text-box>
            <text:p text:style-name="P2"><text:span text:style-name="T3">YES</text:span></text:p>
          </draw:text-box>
        </draw:frame>
        <draw:frame draw:style-name="gr2" draw:text-style-name="P3" xml:id="id11" draw:id="id11" draw:layer="layout" svg:width="2.901cm" svg:height="1.251cm" svg:x="17.398cm" svg:y="10.27cm">
          <draw:text-box>
            <text:p text:style-name="P2"><text:span text:style-name="T1">HMM building</text:span></text:p>
          </draw:text-box>
        </draw:frame>
        <draw:connector draw:style-name="gr8" draw:text-style-name="P5" draw:layer="layout" draw:type="line" svg:x1="2.902cm" svg:y1="12.201cm" svg:x2="4.599cm" svg:y2="12.183cm" draw:start-shape="id10" draw:start-glue-point="1" draw:end-shape="id7" draw:end-glue-point="3" svg:d="M2902 12201l1697-18" svg:viewBox="0 0 1698 19">
          <text:p/>
        </draw:connector>
        <draw:g>
          <draw:custom-shape draw:style-name="gr27" draw:text-style-name="P10" draw:layer="layout" svg:width="1.3cm" svg:height="1.56cm" svg:x="6.8cm" svg:y="13.5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7.017cm" svg:y1="13.79cm" svg:x2="7.884cm" svg:y2="13.79cm">
            <text:p/>
          </draw:line>
          <draw:line draw:style-name="gr28" draw:text-style-name="P5" draw:layer="layout" svg:x1="7.017cm" svg:y1="13.888cm" svg:x2="7.884cm" svg:y2="13.888cm">
            <text:p/>
          </draw:line>
          <draw:line draw:style-name="gr28" draw:text-style-name="P5" draw:layer="layout" svg:x1="7.017cm" svg:y1="13.985cm" svg:x2="7.884cm" svg:y2="13.985cm">
            <text:p/>
          </draw:line>
          <draw:line draw:style-name="gr28" draw:text-style-name="P5" draw:layer="layout" svg:x1="7.017cm" svg:y1="14.083cm" svg:x2="7.884cm" svg:y2="14.083cm">
            <text:p/>
          </draw:line>
          <draw:line draw:style-name="gr13" draw:text-style-name="P5" draw:layer="layout" svg:x1="7.017cm" svg:y1="14.18cm" svg:x2="7.884cm" svg:y2="14.18cm">
            <text:p/>
          </draw:line>
          <draw:line draw:style-name="gr13" draw:text-style-name="P5" draw:layer="layout" svg:x1="7.017cm" svg:y1="14.278cm" svg:x2="7.884cm" svg:y2="14.278cm">
            <text:p/>
          </draw:line>
          <draw:line draw:style-name="gr13" draw:text-style-name="P5" draw:layer="layout" svg:x1="7.017cm" svg:y1="14.375cm" svg:x2="7.884cm" svg:y2="14.375cm">
            <text:p/>
          </draw:line>
          <draw:line draw:style-name="gr13" draw:text-style-name="P5" draw:layer="layout" svg:x1="7.017cm" svg:y1="14.473cm" svg:x2="7.884cm" svg:y2="14.473cm">
            <text:p/>
          </draw:line>
        </draw:g>
        <draw:custom-shape draw:style-name="gr29" draw:text-style-name="P22" xml:id="id8" draw:id="id8" draw:layer="layout" svg:width="4.6cm" svg:height="3.5cm" svg:x="10.5cm" svg:y="9.15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30" draw:text-style-name="P10" draw:layer="layout" svg:width="0.824cm" svg:height="1.004cm" svg:x="13.158cm" svg:y="10.97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13.29cm" svg:y1="11.162cm" svg:x2="13.838cm" svg:y2="11.162cm">
            <text:p/>
          </draw:line>
          <draw:line draw:style-name="gr12" draw:text-style-name="P5" draw:layer="layout" svg:x1="13.29cm" svg:y1="11.224cm" svg:x2="13.838cm" svg:y2="11.224cm">
            <text:p/>
          </draw:line>
          <draw:line draw:style-name="gr12" draw:text-style-name="P5" draw:layer="layout" svg:x1="13.29cm" svg:y1="11.287cm" svg:x2="13.838cm" svg:y2="11.287cm">
            <text:p/>
          </draw:line>
          <draw:line draw:style-name="gr12" draw:text-style-name="P5" draw:layer="layout" svg:x1="13.29cm" svg:y1="11.348cm" svg:x2="13.838cm" svg:y2="11.348cm">
            <text:p/>
          </draw:line>
          <draw:custom-shape draw:style-name="gr31" draw:text-style-name="P10" draw:layer="layout" svg:width="0.824cm" svg:height="0.966cm" svg:x="11.464cm" svg:y="10.97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11.644cm" svg:y1="11.154cm" svg:x2="12.192cm" svg:y2="11.154cm">
            <text:p/>
          </draw:line>
          <draw:line draw:style-name="gr12" draw:text-style-name="P5" draw:layer="layout" svg:x1="11.644cm" svg:y1="11.214cm" svg:x2="12.192cm" svg:y2="11.214cm">
            <text:p/>
          </draw:line>
          <draw:line draw:style-name="gr12" draw:text-style-name="P5" draw:layer="layout" svg:x1="11.644cm" svg:y1="11.274cm" svg:x2="12.192cm" svg:y2="11.274cm">
            <text:p/>
          </draw:line>
          <draw:line draw:style-name="gr12" draw:text-style-name="P5" draw:layer="layout" svg:x1="11.644cm" svg:y1="11.335cm" svg:x2="12.192cm" svg:y2="11.335cm">
            <text:p/>
          </draw:line>
          <draw:line draw:style-name="gr13" draw:text-style-name="P5" draw:layer="layout" svg:x1="11.644cm" svg:y1="11.395cm" svg:x2="12.192cm" svg:y2="11.395cm">
            <text:p/>
          </draw:line>
          <draw:line draw:style-name="gr13" draw:text-style-name="P5" draw:layer="layout" svg:x1="11.644cm" svg:y1="11.457cm" svg:x2="12.192cm" svg:y2="11.457cm">
            <text:p/>
          </draw:line>
          <draw:line draw:style-name="gr13" draw:text-style-name="P5" draw:layer="layout" svg:x1="11.644cm" svg:y1="11.516cm" svg:x2="12.192cm" svg:y2="11.516cm">
            <text:p/>
          </draw:line>
          <draw:line draw:style-name="gr13" draw:text-style-name="P5" draw:layer="layout" svg:x1="11.644cm" svg:y1="11.576cm" svg:x2="12.192cm" svg:y2="11.576cm">
            <text:p/>
          </draw:line>
          <draw:frame draw:style-name="gr32" draw:text-style-name="P12" draw:layer="layout" svg:width="0.994cm" svg:height="1.044cm" svg:x="12.162cm" svg:y="10.971cm">
            <draw:text-box>
              <text:p text:style-name="P2"><text:span text:style-name="T6">=</text:span></text:p>
            </draw:text-box>
          </draw:frame>
          <draw:frame draw:style-name="gr32" draw:text-style-name="P12" draw:layer="layout" svg:width="1.15cm" svg:height="1.044cm" svg:x="13.81cm" svg:y="10.972cm">
            <draw:text-box>
              <text:p text:style-name="P2"><text:span text:style-name="T6">?</text:span></text:p>
            </draw:text-box>
          </draw:frame>
        </draw:g>
        <draw:frame draw:style-name="gr33" draw:text-style-name="P23" draw:layer="layout" svg:width="4.174cm" svg:height="0.91cm" svg:x="10.784cm" svg:y="9.868cm">
          <draw:text-box>
            <text:p text:style-name="P2"><text:span text:style-name="T8">Convergence</text:span></text:p>
          </draw:text-box>
        </draw:frame>
        <draw:custom-shape draw:style-name="gr34" draw:text-style-name="P13" draw:layer="layout" svg:width="20.2cm" svg:height="14cm" svg:x="0.6cm" svg:y="2.6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3cm" svg:height="1.361cm" svg:x="0.8cm" svg:y="9.8cm">
          <draw:text-box>
            <text:p text:style-name="P2"><text:span text:style-name="T9">Protein </text:span></text:p>
            <text:p text:style-name="P2"><text:span text:style-name="T9">database</text:span></text:p>
          </draw:text-box>
        </draw:frame>
        <draw:g xml:id="id10" draw:id="id10">
          <draw:custom-shape draw:style-name="gr20" draw:text-style-name="P15" draw:layer="layout" svg:width="1.3cm" svg:height="1.599cm" svg:x="1.602cm" svg:y="11.4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.818cm" svg:y1="11.701cm" svg:x2="2.685cm" svg:y2="11.701cm">
            <text:p/>
          </draw:line>
          <draw:line draw:style-name="gr13" draw:text-style-name="P5" draw:layer="layout" svg:x1="1.818cm" svg:y1="11.801cm" svg:x2="2.685cm" svg:y2="11.801cm">
            <text:p/>
          </draw:line>
          <draw:line draw:style-name="gr13" draw:text-style-name="P5" draw:layer="layout" svg:x1="1.818cm" svg:y1="11.901cm" svg:x2="2.685cm" svg:y2="11.901cm">
            <text:p/>
          </draw:line>
          <draw:line draw:style-name="gr13" draw:text-style-name="P5" draw:layer="layout" svg:x1="1.818cm" svg:y1="12.001cm" svg:x2="2.685cm" svg:y2="12.001cm">
            <text:p/>
          </draw:line>
          <draw:line draw:style-name="gr13" draw:text-style-name="P5" draw:layer="layout" svg:x1="1.818cm" svg:y1="12.103cm" svg:x2="2.685cm" svg:y2="12.103cm">
            <text:p/>
          </draw:line>
          <draw:line draw:style-name="gr13" draw:text-style-name="P5" draw:layer="layout" svg:x1="1.818cm" svg:y1="12.203cm" svg:x2="2.685cm" svg:y2="12.203cm">
            <text:p/>
          </draw:line>
          <draw:line draw:style-name="gr13" draw:text-style-name="P5" draw:layer="layout" svg:x1="1.818cm" svg:y1="12.303cm" svg:x2="2.685cm" svg:y2="12.303cm">
            <text:p/>
          </draw:line>
          <draw:line draw:style-name="gr13" draw:text-style-name="P5" draw:layer="layout" svg:x1="1.818cm" svg:y1="12.403cm" svg:x2="2.685cm" svg:y2="12.403cm">
            <text:p/>
          </draw:line>
          <draw:line draw:style-name="gr13" draw:text-style-name="P5" draw:layer="layout" svg:x1="1.818cm" svg:y1="12.501cm" svg:x2="2.685cm" svg:y2="12.501cm">
            <text:p/>
          </draw:line>
          <draw:line draw:style-name="gr13" draw:text-style-name="P5" draw:layer="layout" svg:x1="1.818cm" svg:y1="12.601cm" svg:x2="2.685cm" svg:y2="12.601cm">
            <text:p/>
          </draw:line>
          <draw:line draw:style-name="gr13" draw:text-style-name="P5" draw:layer="layout" svg:x1="1.818cm" svg:y1="12.701cm" svg:x2="2.685cm" svg:y2="12.701cm">
            <text:p/>
          </draw:line>
          <draw:line draw:style-name="gr13" draw:text-style-name="P5" draw:layer="layout" svg:x1="1.818cm" svg:y1="12.801cm" svg:x2="2.685cm" svg:y2="12.801cm">
            <text:p/>
          </draw:line>
        </draw:g>
        <draw:g>
          <draw:custom-shape draw:style-name="gr21" draw:text-style-name="P16" draw:layer="layout" svg:width="1.3cm" svg:height="1.58cm" svg:x="5.7cm" svg:y="3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6" draw:text-style-name="P25" draw:layer="layout" svg:x1="5.917cm" svg:y1="3.996cm" svg:x2="6.784cm" svg:y2="3.996cm">
            <text:p/>
          </draw:line>
          <draw:line draw:style-name="gr36" draw:text-style-name="P25" draw:layer="layout" svg:x1="5.917cm" svg:y1="4.095cm" svg:x2="6.784cm" svg:y2="4.095cm">
            <text:p/>
          </draw:line>
          <draw:line draw:style-name="gr36" draw:text-style-name="P25" draw:layer="layout" svg:x1="5.917cm" svg:y1="4.194cm" svg:x2="6.784cm" svg:y2="4.194cm">
            <text:p/>
          </draw:line>
          <draw:line draw:style-name="gr36" draw:text-style-name="P25" draw:layer="layout" svg:x1="5.917cm" svg:y1="4.293cm" svg:x2="6.784cm" svg:y2="4.293cm">
            <text:p/>
          </draw:line>
        </draw:g>
        <draw:custom-shape draw:style-name="gr24" draw:text-style-name="P19" draw:layer="layout" svg:width="0.8cm" svg:height="0.5cm" svg:x="6.349cm" svg:y="4.9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.834cm" svg:y1="3.4cm" svg:x2="6.766cm" svg:y2="3.4cm">
          <text:p/>
        </draw:line>
        <draw:custom-shape draw:style-name="gr25" draw:text-style-name="P20" draw:layer="layout" svg:width="0.7cm" svg:height="0.2cm" svg:x="5.953cm" svg:y="3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2.3cm" svg:y="12.6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7.5cm" svg:y="14.7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g>
          <draw:custom-shape draw:style-name="gr21" draw:text-style-name="P16" draw:layer="layout" svg:width="1.3cm" svg:height="1.58cm" svg:x="18.25cm" svg:y="13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5" draw:layer="layout" svg:x1="18.467cm" svg:y1="13.996cm" svg:x2="19.334cm" svg:y2="13.996cm">
            <text:p/>
          </draw:line>
          <draw:line draw:style-name="gr37" draw:text-style-name="P25" draw:layer="layout" svg:x1="18.467cm" svg:y1="14.095cm" svg:x2="19.334cm" svg:y2="14.095cm">
            <text:p/>
          </draw:line>
          <draw:line draw:style-name="gr37" draw:text-style-name="P25" draw:layer="layout" svg:x1="18.467cm" svg:y1="14.194cm" svg:x2="19.334cm" svg:y2="14.194cm">
            <text:p/>
          </draw:line>
          <draw:line draw:style-name="gr37" draw:text-style-name="P25" draw:layer="layout" svg:x1="18.467cm" svg:y1="14.293cm" svg:x2="19.334cm" svg:y2="14.293cm">
            <text:p/>
          </draw:line>
          <draw:line draw:style-name="gr37" draw:text-style-name="P25" draw:layer="layout" svg:x1="18.468cm" svg:y1="14.395cm" svg:x2="19.335cm" svg:y2="14.395cm">
            <text:p/>
          </draw:line>
          <draw:line draw:style-name="gr37" draw:text-style-name="P25" draw:layer="layout" svg:x1="18.468cm" svg:y1="14.494cm" svg:x2="19.335cm" svg:y2="14.494cm">
            <text:p/>
          </draw:line>
          <draw:line draw:style-name="gr37" draw:text-style-name="P25" draw:layer="layout" svg:x1="18.468cm" svg:y1="14.593cm" svg:x2="19.335cm" svg:y2="14.593cm">
            <text:p/>
          </draw:line>
          <draw:line draw:style-name="gr37" draw:text-style-name="P25" draw:layer="layout" svg:x1="18.469cm" svg:y1="14.695cm" svg:x2="19.336cm" svg:y2="14.695cm">
            <text:p/>
          </draw:line>
          <draw:line draw:style-name="gr37" draw:text-style-name="P25" draw:layer="layout" svg:x1="18.469cm" svg:y1="14.794cm" svg:x2="19.336cm" svg:y2="14.794cm">
            <text:p/>
          </draw:line>
          <draw:line draw:style-name="gr37" draw:text-style-name="P25" draw:layer="layout" svg:x1="18.47cm" svg:y1="14.896cm" svg:x2="19.337cm" svg:y2="14.896cm">
            <text:p/>
          </draw:line>
          <draw:line draw:style-name="gr37" draw:text-style-name="P25" draw:layer="layout" svg:x1="18.47cm" svg:y1="14.995cm" svg:x2="19.337cm" svg:y2="14.995cm">
            <text:p/>
          </draw:line>
        </draw:g>
        <draw:line draw:style-name="gr23" draw:text-style-name="P5" draw:layer="layout" svg:x1="18.384cm" svg:y1="13.4cm" svg:x2="19.316cm" svg:y2="13.4cm">
          <text:p/>
        </draw:line>
        <draw:custom-shape draw:style-name="gr25" draw:text-style-name="P20" xml:id="id12" draw:id="id12" draw:layer="layout" svg:width="0.7cm" svg:height="0.2cm" svg:x="18.503cm" svg:y="1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1cm" svg:height="0.5cm" svg:x="18.698cm" svg:y="14.9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svg:x1="18.848cm" svg:y1="11.521cm" svg:x2="18.853cm" svg:y2="13.3cm" draw:start-shape="id11" draw:start-glue-point="2" draw:end-shape="id12" draw:end-glue-point="0" svg:d="M18848 11521v903h5v876" svg:viewBox="0 0 6 1780">
          <text:p/>
        </draw:connector>
        <draw:line draw:style-name="gr23" draw:text-style-name="P5" draw:layer="layout" svg:x1="6.423cm" svg:y1="8.226cm" svg:x2="6.4cm" svg:y2="5.6cm">
          <text:p/>
        </draw:line>
        <draw:connector draw:style-name="gr39" draw:text-style-name="P5" draw:layer="layout" svg:x1="15.1cm" svg:y1="10.9cm" svg:x2="17.398cm" svg:y2="10.895cm" draw:start-shape="id8" draw:start-glue-point="7" draw:end-shape="id11" draw:end-glue-point="3" svg:d="M15100 10900h1150v-5h1148" svg:viewBox="0 0 2299 6">
          <text:p/>
        </draw:connector>
        <presentation:notes draw:style-name="dp2">
          <draw:page-thumbnail draw:style-name="gr26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40" draw:text-style-name="P13" xml:id="id17" draw:id="id17" draw:layer="layout" svg:width="5cm" svg:height="6.6cm" svg:x="2.02cm" svg:y="6.673cm">
          <text:p/>
          <draw:enhanced-geometry svg:viewBox="0 0 21600 21600" draw:type="rectangle" draw:enhanced-path="M 0 0 L 21600 0 21600 21600 0 21600 0 0 Z N"/>
        </draw:custom-shape>
        <draw:g>
          <draw:frame draw:style-name="gr41" draw:text-style-name="P24" xml:id="id13" draw:id="id13" draw:layer="layout" svg:width="4.6cm" svg:height="0.806cm" svg:x="2.22cm" svg:y="8.073cm">
            <draw:text-box>
              <text:p text:style-name="P26"><text:span text:style-name="T9">usearch (iter 1)</text:span></text:p>
            </draw:text-box>
          </draw:frame>
          <draw:frame draw:style-name="gr41" draw:text-style-name="P24" xml:id="id14" draw:id="id14" draw:layer="layout" svg:width="4.6cm" svg:height="0.806cm" svg:x="2.22cm" svg:y="10.074cm">
            <draw:text-box>
              <text:p text:style-name="P26"><text:span text:style-name="T9">m</text:span><text:span text:style-name="T9">u</text:span><text:span text:style-name="T9">s</text:span><text:span text:style-name="T9">cl</text:span><text:span text:style-name="T9">e</text:span></text:p>
            </draw:text-box>
          </draw:frame>
          <draw:frame draw:style-name="gr41" draw:text-style-name="P24" xml:id="id15" draw:id="id15" draw:layer="layout" svg:width="4.6cm" svg:height="0.806cm" svg:x="2.22cm" svg:y="12.075cm">
            <draw:text-box>
              <text:p text:style-name="P26"><text:span text:style-name="T9">hm</text:span><text:span text:style-name="T9">mb</text:span><text:span text:style-name="T9">uil</text:span><text:span text:style-name="T9">d</text:span></text:p>
            </draw:text-box>
          </draw:frame>
          <draw:connector draw:style-name="gr42" draw:text-style-name="P5" draw:layer="layout" draw:type="line" svg:x1="4.52cm" svg:y1="8.879cm" svg:x2="4.52cm" svg:y2="10.074cm" draw:start-shape="id13" draw:start-glue-point="2" draw:end-shape="id14" draw:end-glue-point="0" svg:d="M4520 8879v1195" svg:viewBox="0 0 1 1196">
            <text:p/>
          </draw:connector>
          <draw:connector draw:style-name="gr42" draw:text-style-name="P5" draw:layer="layout" draw:type="line" svg:x1="4.52cm" svg:y1="10.88cm" svg:x2="4.52cm" svg:y2="12.075cm" draw:start-shape="id14" draw:start-glue-point="2" draw:end-shape="id15" draw:end-glue-point="0" svg:d="M4520 10880v1195" svg:viewBox="0 0 1 1196">
            <text:p/>
          </draw:connector>
          <draw:frame draw:style-name="gr7" draw:text-style-name="P28" draw:layer="layout" svg:width="1.917cm" svg:height="0.662cm" svg:x="4.424cm" svg:y="9.074cm">
            <draw:text-box>
              <text:p text:style-name="P27"><text:span text:style-name="T10">X</text:span><text:span text:style-name="T10">_</text:span><text:span text:style-name="T10">nr</text:span><text:span text:style-name="T10">.f</text:span><text:span text:style-name="T10">a</text:span></text:p>
            </draw:text-box>
          </draw:frame>
          <draw:frame draw:style-name="gr7" draw:text-style-name="P28" draw:layer="layout" svg:width="1.917cm" svg:height="0.662cm" svg:x="4.424cm" svg:y="11.075cm">
            <draw:text-box>
              <text:p text:style-name="P27"><text:span text:style-name="T10">X</text:span><text:span text:style-name="T10">_</text:span><text:span text:style-name="T10">nr</text:span><text:span text:style-name="T10">.c</text:span><text:span text:style-name="T10">lw</text:span></text:p>
            </draw:text-box>
          </draw:frame>
        </draw:g>
        <draw:line draw:style-name="gr43" draw:text-style-name="P5" draw:layer="layout" svg:x1="2.019cm" svg:y1="7.635cm" svg:x2="7.019cm" svg:y2="7.635cm">
          <text:p/>
        </draw:line>
        <draw:frame draw:style-name="gr44" draw:text-style-name="P30" xml:id="id16" draw:id="id16" draw:layer="layout" svg:width="2.6cm" svg:height="0.839cm" svg:x="3.22cm" svg:y="4.573cm">
          <draw:text-box>
            <text:p text:style-name="P29"><text:span text:style-name="T11">X</text:span><text:span text:style-name="T11">.f</text:span><text:span text:style-name="T11">a</text:span></text:p>
          </draw:text-box>
        </draw:frame>
        <draw:connector draw:style-name="gr45" draw:text-style-name="P5" draw:layer="layout" draw:type="line" svg:x1="4.52cm" svg:y1="5.412cm" svg:x2="4.52cm" svg:y2="6.773cm" draw:start-shape="id16" draw:start-glue-point="2" svg:d="M4520 5412v1361" svg:viewBox="0 0 1 1362">
          <text:p/>
        </draw:connector>
        <draw:connector draw:style-name="gr46" draw:text-style-name="P5" draw:layer="layout" draw:type="line" svg:x1="4.52cm" svg:y1="13.273cm" svg:x2="4.52cm" svg:y2="14.927cm" draw:start-shape="id17" draw:start-glue-point="2" svg:d="M4520 13273v1654" svg:viewBox="0 0 1 1655">
          <text:p/>
        </draw:connector>
        <draw:custom-shape draw:style-name="gr47" draw:text-style-name="P13" draw:layer="layout" svg:width="5.78cm" svg:height="6.6cm" svg:x="12.02cm" svg:y="6.673cm">
          <text:p/>
          <draw:enhanced-geometry svg:viewBox="0 0 21600 21600" draw:type="rectangle" draw:enhanced-path="M 0 0 L 21600 0 21600 21600 0 21600 0 0 Z N"/>
        </draw:custom-shape>
        <draw:frame draw:style-name="gr41" draw:text-style-name="P24" xml:id="id18" draw:id="id18" draw:layer="layout" svg:width="4.6cm" svg:height="0.806cm" svg:x="12.22cm" svg:y="8.073cm">
          <draw:text-box>
            <text:p text:style-name="P26"><text:span text:style-name="T9">h</text:span><text:span text:style-name="T9">m</text:span><text:span text:style-name="T9">m</text:span><text:span text:style-name="T9">s</text:span><text:span text:style-name="T9">e</text:span><text:span text:style-name="T9">a</text:span><text:span text:style-name="T9">r</text:span><text:span text:style-name="T9">c</text:span><text:span text:style-name="T9">h</text:span></text:p>
          </draw:text-box>
        </draw:frame>
        <draw:frame draw:style-name="gr41" draw:text-style-name="P24" xml:id="id19" draw:id="id19" draw:layer="layout" svg:width="4.6cm" svg:height="0.806cm" svg:x="12.22cm" svg:y="10.075cm">
          <draw:text-box>
            <text:p text:style-name="P26"><text:span text:style-name="T9">merge</text:span></text:p>
          </draw:text-box>
        </draw:frame>
        <draw:frame draw:style-name="gr41" draw:text-style-name="P24" xml:id="id20" draw:id="id20" draw:layer="layout" svg:width="4.6cm" svg:height="0.806cm" svg:x="12.22cm" svg:y="12.075cm">
          <draw:text-box>
            <text:p text:style-name="P26"><text:span text:style-name="T9">usearch</text:span></text:p>
          </draw:text-box>
        </draw:frame>
        <draw:connector draw:style-name="gr42" draw:text-style-name="P5" draw:layer="layout" draw:type="line" svg:x1="14.52cm" svg:y1="8.879cm" svg:x2="14.52cm" svg:y2="10.075cm" draw:start-shape="id18" draw:start-glue-point="2" draw:end-shape="id19" draw:end-glue-point="0" svg:d="M14520 8879v1196" svg:viewBox="0 0 1 1197">
          <text:p/>
        </draw:connector>
        <draw:connector draw:style-name="gr42" draw:text-style-name="P5" draw:layer="layout" draw:type="line" svg:x1="14.52cm" svg:y1="10.881cm" svg:x2="14.52cm" svg:y2="12.075cm" draw:start-shape="id19" draw:start-glue-point="2" draw:end-shape="id20" draw:end-glue-point="0" svg:d="M14520 10881v1194" svg:viewBox="0 0 1 1195">
          <text:p/>
        </draw:connector>
        <draw:frame draw:style-name="gr48" draw:text-style-name="P32" draw:layer="layout" svg:width="2.196cm" svg:height="0.699cm" svg:x="14.424cm" svg:y="9.074cm">
          <draw:text-box>
            <text:p text:style-name="P31"><text:span text:style-name="T4">X</text:span><text:span text:style-name="T4">_</text:span><text:span text:style-name="T4">n</text:span><text:span text:style-name="T4">e</text:span><text:span text:style-name="T4">w.</text:span><text:span text:style-name="T4">fa</text:span></text:p>
          </draw:text-box>
        </draw:frame>
        <draw:frame draw:style-name="gr7" draw:text-style-name="P32" draw:layer="layout" svg:width="2.396cm" svg:height="0.607cm" svg:x="14.424cm" svg:y="11.075cm">
          <draw:text-box>
            <text:p text:style-name="P31"><text:span text:style-name="T4">X</text:span><text:span text:style-name="T4">_</text:span><text:span text:style-name="T4">m</text:span><text:span text:style-name="T4">er</text:span><text:span text:style-name="T4">g</text:span><text:span text:style-name="T4">e</text:span><text:span text:style-name="T4">d.f</text:span><text:span text:style-name="T4">a</text:span></text:p>
          </draw:text-box>
        </draw:frame>
        <draw:g>
          <draw:custom-shape draw:style-name="gr21" draw:text-style-name="P16" draw:layer="layout" svg:width="1.3cm" svg:height="1.58cm" svg:x="3.901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6" draw:text-style-name="P25" draw:layer="layout" svg:x1="4.118cm" svg:y1="3.196cm" svg:x2="4.985cm" svg:y2="3.196cm">
            <text:p/>
          </draw:line>
          <draw:line draw:style-name="gr36" draw:text-style-name="P25" draw:layer="layout" svg:x1="4.118cm" svg:y1="3.295cm" svg:x2="4.985cm" svg:y2="3.295cm">
            <text:p/>
          </draw:line>
          <draw:line draw:style-name="gr36" draw:text-style-name="P25" draw:layer="layout" svg:x1="4.118cm" svg:y1="3.394cm" svg:x2="4.985cm" svg:y2="3.394cm">
            <text:p/>
          </draw:line>
          <draw:line draw:style-name="gr36" draw:text-style-name="P25" draw:layer="layout" svg:x1="4.118cm" svg:y1="3.493cm" svg:x2="4.985cm" svg:y2="3.493cm">
            <text:p/>
          </draw:line>
        </draw:g>
        <draw:custom-shape draw:style-name="gr24" draw:text-style-name="P19" draw:layer="layout" svg:width="0.8cm" svg:height="0.5cm" svg:x="4.55cm" svg:y="4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4.035cm" svg:y1="2.6cm" svg:x2="4.967cm" svg:y2="2.6cm">
          <text:p/>
        </draw:line>
        <draw:custom-shape draw:style-name="gr25" draw:text-style-name="P20" draw:layer="layout" svg:width="0.7cm" svg:height="0.2cm" svg:x="4.154cm" svg:y="2.5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5cm" svg:height="1.251cm" svg:x="2.02cm" svg:y="6.627cm">
          <draw:text-box>
            <text:p text:style-name="P33"><text:span text:style-name="T12">H</text:span><text:span text:style-name="T12">M</text:span><text:span text:style-name="T12">M</text:span><text:span text:style-name="T12"> </text:span><text:span text:style-name="T12">b</text:span><text:span text:style-name="T12">u</text:span><text:span text:style-name="T12">il</text:span><text:span text:style-name="T12">d</text:span><text:span text:style-name="T12">i</text:span><text:span text:style-name="T12">n</text:span><text:span text:style-name="T12">g</text:span></text:p>
          </draw:text-box>
        </draw:frame>
        <draw:g>
          <draw:custom-shape draw:style-name="gr21" draw:text-style-name="P16" draw:layer="layout" svg:width="1.3cm" svg:height="1.58cm" svg:x="3.9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5" draw:layer="layout" svg:x1="4.147cm" svg:y1="15.896cm" svg:x2="5.014cm" svg:y2="15.896cm">
            <text:p/>
          </draw:line>
          <draw:line draw:style-name="gr37" draw:text-style-name="P25" draw:layer="layout" svg:x1="4.147cm" svg:y1="15.995cm" svg:x2="5.014cm" svg:y2="15.995cm">
            <text:p/>
          </draw:line>
          <draw:line draw:style-name="gr37" draw:text-style-name="P25" draw:layer="layout" svg:x1="4.147cm" svg:y1="16.094cm" svg:x2="5.014cm" svg:y2="16.094cm">
            <text:p/>
          </draw:line>
          <draw:line draw:style-name="gr37" draw:text-style-name="P25" draw:layer="layout" svg:x1="4.147cm" svg:y1="16.193cm" svg:x2="5.014cm" svg:y2="16.193cm">
            <text:p/>
          </draw:line>
          <draw:line draw:style-name="gr37" draw:text-style-name="P25" draw:layer="layout" svg:x1="4.148cm" svg:y1="16.295cm" svg:x2="5.015cm" svg:y2="16.295cm">
            <text:p/>
          </draw:line>
          <draw:line draw:style-name="gr37" draw:text-style-name="P25" draw:layer="layout" svg:x1="4.148cm" svg:y1="16.394cm" svg:x2="5.015cm" svg:y2="16.394cm">
            <text:p/>
          </draw:line>
        </draw:g>
        <draw:line draw:style-name="gr23" draw:text-style-name="P5" draw:layer="layout" svg:x1="4.064cm" svg:y1="15.3cm" svg:x2="4.996cm" svg:y2="15.3cm">
          <text:p/>
        </draw:line>
        <draw:custom-shape draw:style-name="gr25" draw:text-style-name="P20" draw:layer="layout" svg:width="0.7cm" svg:height="0.2cm" svg:x="4.183cm" svg:y="15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1cm" svg:height="0.5cm" svg:x="4.378cm" svg:y="16.8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50" draw:text-style-name="P24" draw:layer="layout" svg:width="2.6cm" svg:height="0.806cm" svg:x="3.3cm" svg:y="17.573cm">
          <draw:text-box>
            <text:p text:style-name="P35"><text:span text:style-name="T9">X</text:span><text:span text:style-name="T9">.</text:span><text:span text:style-name="T9">h</text:span><text:span text:style-name="T9">m</text:span><text:span text:style-name="T9">m</text:span></text:p>
          </draw:text-box>
        </draw:frame>
        <draw:g>
          <draw:custom-shape draw:style-name="gr21" draw:text-style-name="P16" draw:layer="layout" svg:width="1.3cm" svg:height="1.58cm" svg:x="12.05cm" svg:y="2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5" draw:layer="layout" svg:x1="12.267cm" svg:y1="2.996cm" svg:x2="13.134cm" svg:y2="2.996cm">
            <text:p/>
          </draw:line>
          <draw:line draw:style-name="gr37" draw:text-style-name="P25" draw:layer="layout" svg:x1="12.267cm" svg:y1="3.095cm" svg:x2="13.134cm" svg:y2="3.095cm">
            <text:p/>
          </draw:line>
          <draw:line draw:style-name="gr37" draw:text-style-name="P25" draw:layer="layout" svg:x1="12.267cm" svg:y1="3.194cm" svg:x2="13.134cm" svg:y2="3.194cm">
            <text:p/>
          </draw:line>
          <draw:line draw:style-name="gr37" draw:text-style-name="P25" draw:layer="layout" svg:x1="12.267cm" svg:y1="3.293cm" svg:x2="13.134cm" svg:y2="3.293cm">
            <text:p/>
          </draw:line>
          <draw:line draw:style-name="gr37" draw:text-style-name="P25" draw:layer="layout" svg:x1="12.268cm" svg:y1="3.395cm" svg:x2="13.135cm" svg:y2="3.395cm">
            <text:p/>
          </draw:line>
          <draw:line draw:style-name="gr37" draw:text-style-name="P25" draw:layer="layout" svg:x1="12.268cm" svg:y1="3.494cm" svg:x2="13.135cm" svg:y2="3.494cm">
            <text:p/>
          </draw:line>
        </draw:g>
        <draw:line draw:style-name="gr23" draw:text-style-name="P5" draw:layer="layout" svg:x1="12.184cm" svg:y1="2.4cm" svg:x2="13.116cm" svg:y2="2.4cm">
          <text:p/>
        </draw:line>
        <draw:custom-shape draw:style-name="gr25" draw:text-style-name="P20" draw:layer="layout" svg:width="0.7cm" svg:height="0.2cm" svg:x="12.303cm" svg:y="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1cm" svg:height="0.5cm" svg:x="12.498cm" svg:y="3.9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50" draw:text-style-name="P24" xml:id="id21" draw:id="id21" draw:layer="layout" svg:width="2.6cm" svg:height="0.806cm" svg:x="11.42cm" svg:y="4.673cm">
          <draw:text-box>
            <text:p text:style-name="P35"><text:span text:style-name="T9">X</text:span><text:span text:style-name="T9">.</text:span><text:span text:style-name="T9">h</text:span><text:span text:style-name="T9">m</text:span><text:span text:style-name="T9">m</text:span></text:p>
          </draw:text-box>
        </draw:frame>
        <draw:frame draw:style-name="gr41" draw:text-style-name="P24" xml:id="id23" draw:id="id23" draw:layer="layout" svg:width="4.6cm" svg:height="0.806cm" svg:x="14.7cm" svg:y="4.7cm">
          <draw:text-box>
            <text:p text:style-name="P2"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</text:span><text:span text:style-name="T9">.f</text:span><text:span text:style-name="T9">a</text:span></text:p>
          </draw:text-box>
        </draw:frame>
        <draw:g>
          <draw:custom-shape draw:style-name="gr20" draw:text-style-name="P15" draw:layer="layout" svg:width="1.3cm" svg:height="1.599cm" svg:x="16.302cm" svg:y="2.7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6.518cm" svg:y1="3.001cm" svg:x2="17.385cm" svg:y2="3.001cm">
            <text:p/>
          </draw:line>
          <draw:line draw:style-name="gr13" draw:text-style-name="P5" draw:layer="layout" svg:x1="16.518cm" svg:y1="3.101cm" svg:x2="17.385cm" svg:y2="3.101cm">
            <text:p/>
          </draw:line>
          <draw:line draw:style-name="gr13" draw:text-style-name="P5" draw:layer="layout" svg:x1="16.518cm" svg:y1="3.201cm" svg:x2="17.385cm" svg:y2="3.201cm">
            <text:p/>
          </draw:line>
          <draw:line draw:style-name="gr13" draw:text-style-name="P5" draw:layer="layout" svg:x1="16.518cm" svg:y1="3.301cm" svg:x2="17.385cm" svg:y2="3.301cm">
            <text:p/>
          </draw:line>
          <draw:line draw:style-name="gr13" draw:text-style-name="P5" draw:layer="layout" svg:x1="16.518cm" svg:y1="3.403cm" svg:x2="17.385cm" svg:y2="3.403cm">
            <text:p/>
          </draw:line>
          <draw:line draw:style-name="gr13" draw:text-style-name="P5" draw:layer="layout" svg:x1="16.518cm" svg:y1="3.503cm" svg:x2="17.385cm" svg:y2="3.503cm">
            <text:p/>
          </draw:line>
          <draw:line draw:style-name="gr13" draw:text-style-name="P5" draw:layer="layout" svg:x1="16.518cm" svg:y1="3.603cm" svg:x2="17.385cm" svg:y2="3.603cm">
            <text:p/>
          </draw:line>
          <draw:line draw:style-name="gr13" draw:text-style-name="P5" draw:layer="layout" svg:x1="16.518cm" svg:y1="3.703cm" svg:x2="17.385cm" svg:y2="3.703cm">
            <text:p/>
          </draw:line>
          <draw:line draw:style-name="gr13" draw:text-style-name="P5" draw:layer="layout" svg:x1="16.518cm" svg:y1="3.801cm" svg:x2="17.385cm" svg:y2="3.801cm">
            <text:p/>
          </draw:line>
          <draw:line draw:style-name="gr13" draw:text-style-name="P5" draw:layer="layout" svg:x1="16.518cm" svg:y1="3.901cm" svg:x2="17.385cm" svg:y2="3.901cm">
            <text:p/>
          </draw:line>
          <draw:line draw:style-name="gr13" draw:text-style-name="P5" draw:layer="layout" svg:x1="16.518cm" svg:y1="4.001cm" svg:x2="17.385cm" svg:y2="4.001cm">
            <text:p/>
          </draw:line>
          <draw:line draw:style-name="gr13" draw:text-style-name="P5" draw:layer="layout" svg:x1="16.518cm" svg:y1="4.101cm" svg:x2="17.385cm" svg:y2="4.101cm">
            <text:p/>
          </draw:line>
        </draw:g>
        <draw:custom-shape draw:style-name="gr24" draw:text-style-name="P19" draw:layer="layout" svg:width="0.8cm" svg:height="0.5cm" svg:x="17cm" svg:y="3.9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frame draw:style-name="gr51" draw:text-style-name="P34" xml:id="id22" draw:id="id22" draw:layer="layout" svg:width="5.78cm" svg:height="1.253cm" svg:x="12cm" svg:y="6.547cm">
          <draw:text-box>
            <text:p text:style-name="P33"><text:span text:style-name="T12">S</text:span><text:span text:style-name="T12">e</text:span><text:span text:style-name="T12">q</text:span><text:span text:style-name="T12">u</text:span><text:span text:style-name="T12">e</text:span><text:span text:style-name="T12">n</text:span><text:span text:style-name="T12">c</text:span><text:span text:style-name="T12">e </text:span><text:span text:style-name="T12">E</text:span><text:span text:style-name="T12">n</text:span><text:span text:style-name="T12">ri</text:span><text:span text:style-name="T12">c</text:span><text:span text:style-name="T12">h</text:span><text:span text:style-name="T12">m</text:span><text:span text:style-name="T12">e</text:span><text:span text:style-name="T12">n</text:span><text:span text:style-name="T12">t</text:span></text:p>
          </draw:text-box>
        </draw:frame>
        <draw:frame draw:style-name="gr49" draw:text-style-name="P34" draw:layer="layout" svg:width="5cm" svg:height="1.251cm" svg:x="2.02cm" svg:y="6.628cm">
          <draw:text-box>
            <text:p text:style-name="P33"><text:span text:style-name="T12">H</text:span><text:span text:style-name="T12">M</text:span><text:span text:style-name="T12">M</text:span><text:span text:style-name="T12"> </text:span><text:span text:style-name="T12">b</text:span><text:span text:style-name="T12">u</text:span><text:span text:style-name="T12">il</text:span><text:span text:style-name="T12">d</text:span><text:span text:style-name="T12">i</text:span><text:span text:style-name="T12">n</text:span><text:span text:style-name="T12">g</text:span></text:p>
          </draw:text-box>
        </draw:frame>
        <draw:g>
          <draw:custom-shape draw:style-name="gr27" draw:text-style-name="P10" draw:layer="layout" svg:width="1.3cm" svg:height="1.56cm" svg:x="14.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14.517cm" svg:y1="15.89cm" svg:x2="15.384cm" svg:y2="15.89cm">
            <text:p/>
          </draw:line>
          <draw:line draw:style-name="gr28" draw:text-style-name="P5" draw:layer="layout" svg:x1="14.517cm" svg:y1="15.988cm" svg:x2="15.384cm" svg:y2="15.988cm">
            <text:p/>
          </draw:line>
          <draw:line draw:style-name="gr28" draw:text-style-name="P5" draw:layer="layout" svg:x1="14.517cm" svg:y1="16.085cm" svg:x2="15.384cm" svg:y2="16.085cm">
            <text:p/>
          </draw:line>
          <draw:line draw:style-name="gr28" draw:text-style-name="P5" draw:layer="layout" svg:x1="14.517cm" svg:y1="16.183cm" svg:x2="15.384cm" svg:y2="16.183cm">
            <text:p/>
          </draw:line>
          <draw:line draw:style-name="gr13" draw:text-style-name="P5" draw:layer="layout" svg:x1="14.517cm" svg:y1="16.28cm" svg:x2="15.384cm" svg:y2="16.28cm">
            <text:p/>
          </draw:line>
          <draw:line draw:style-name="gr13" draw:text-style-name="P5" draw:layer="layout" svg:x1="14.517cm" svg:y1="16.378cm" svg:x2="15.384cm" svg:y2="16.378cm">
            <text:p/>
          </draw:line>
          <draw:line draw:style-name="gr13" draw:text-style-name="P5" draw:layer="layout" svg:x1="14.517cm" svg:y1="16.475cm" svg:x2="15.384cm" svg:y2="16.475cm">
            <text:p/>
          </draw:line>
          <draw:line draw:style-name="gr13" draw:text-style-name="P5" draw:layer="layout" svg:x1="14.517cm" svg:y1="16.573cm" svg:x2="15.384cm" svg:y2="16.573cm">
            <text:p/>
          </draw:line>
        </draw:g>
        <draw:custom-shape draw:style-name="gr24" draw:text-style-name="P19" draw:layer="layout" svg:width="0.8cm" svg:height="0.5cm" svg:x="15cm" svg:y="16.8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cm" svg:height="0.2cm" svg:x="14.603cm" svg:y="15.2cm">
          <text:p/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4.98cm" svg:height="0.806cm" svg:x="12.52cm" svg:y="17.473cm">
          <draw:text-box>
            <text:p text:style-name="P35"><text:span text:style-name="T9">X</text:span><text:span text:style-name="T9">_</text:span><text:span text:style-name="T9">e</text:span><text:span text:style-name="T9">n</text:span><text:span text:style-name="T9">ri</text:span><text:span text:style-name="T9">c</text:span><text:span text:style-name="T9">h</text:span><text:span text:style-name="T9">e</text:span><text:span text:style-name="T9">d</text:span><text:span text:style-name="T9">_</text:span><text:span text:style-name="T9">n</text:span><text:span text:style-name="T9">r.</text:span><text:span text:style-name="T9">f</text:span><text:span text:style-name="T9">a</text:span></text:p>
          </draw:text-box>
        </draw:frame>
        <draw:connector draw:style-name="gr46" draw:text-style-name="P5" draw:layer="layout" draw:type="line" svg:x1="14.92cm" svg:y1="13.26cm" svg:x2="14.92cm" svg:y2="14.914cm" svg:d="M14920 13260v1654" svg:viewBox="0 0 1 1655">
          <text:p/>
        </draw:connector>
        <draw:connector draw:style-name="gr45" draw:text-style-name="P5" draw:layer="layout" draw:type="curve" svg:x1="12.72cm" svg:y1="5.479cm" svg:x2="14.89cm" svg:y2="6.547cm" draw:start-shape="id21" draw:start-glue-point="2" draw:end-shape="id22" draw:end-glue-point="0" svg:d="M12720 5479c0 781 2170 248 2170 1068" svg:viewBox="0 0 2171 1069">
          <text:p/>
        </draw:connector>
        <draw:connector draw:style-name="gr45" draw:text-style-name="P5" draw:layer="layout" draw:type="curve" svg:x1="17cm" svg:y1="5.506cm" svg:x2="14.89cm" svg:y2="6.547cm" draw:start-shape="id23" draw:start-glue-point="2" draw:end-shape="id22" svg:d="M17000 5506c0 760-2110 240-2110 1041" svg:viewBox="0 0 2111 1042">
          <text:p/>
        </draw:connector>
        <presentation:notes draw:style-name="dp2">
          <draw:page-thumbnail draw:style-name="gr26" draw:layer="layout" svg:width="19.798cm" svg:height="11.136cm" svg:x="0.6cm" svg:y="2.257cm" draw:page-number="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40" draw:text-style-name="P13" xml:id="id32" draw:id="id32" draw:layer="layout" svg:width="5cm" svg:height="6.6cm" svg:x="2.02cm" svg:y="6.673cm">
          <text:p/>
          <draw:enhanced-geometry svg:viewBox="0 0 21600 21600" draw:type="rectangle" draw:enhanced-path="M 0 0 L 21600 0 21600 21600 0 21600 0 0 Z N"/>
        </draw:custom-shape>
        <draw:g>
          <draw:frame draw:style-name="gr41" draw:text-style-name="P24" xml:id="id24" draw:id="id24" draw:layer="layout" svg:width="4.6cm" svg:height="0.806cm" svg:x="2.22cm" svg:y="8.073cm">
            <draw:text-box>
              <text:p text:style-name="P26"><text:span text:style-name="T9">u</text:span><text:span text:style-name="T9">s</text:span><text:span text:style-name="T9">e</text:span><text:span text:style-name="T9">a</text:span><text:span text:style-name="T9">r</text:span><text:span text:style-name="T9">c</text:span><text:span text:style-name="T9">h </text:span><text:span text:style-name="T9">(i</text:span><text:span text:style-name="T9">t</text:span><text:span text:style-name="T9">e</text:span><text:span text:style-name="T9">r </text:span><text:span text:style-name="T9">1</text:span><text:span text:style-name="T9">)</text:span></text:p>
            </draw:text-box>
          </draw:frame>
          <draw:frame draw:style-name="gr41" draw:text-style-name="P24" xml:id="id25" draw:id="id25" draw:layer="layout" svg:width="4.6cm" svg:height="0.806cm" svg:x="2.22cm" svg:y="10.074cm">
            <draw:text-box>
              <text:p text:style-name="P26"><text:span text:style-name="T9">m</text:span><text:span text:style-name="T9">u</text:span><text:span text:style-name="T9">s</text:span><text:span text:style-name="T9">c</text:span><text:span text:style-name="T9">l</text:span><text:span text:style-name="T9">e</text:span></text:p>
            </draw:text-box>
          </draw:frame>
          <draw:frame draw:style-name="gr41" draw:text-style-name="P24" xml:id="id26" draw:id="id26" draw:layer="layout" svg:width="4.6cm" svg:height="0.806cm" svg:x="2.22cm" svg:y="12.075cm">
            <draw:text-box>
              <text:p text:style-name="P26"><text:span text:style-name="T9">h</text:span><text:span text:style-name="T9">m</text:span><text:span text:style-name="T9">m</text:span><text:span text:style-name="T9">b</text:span><text:span text:style-name="T9">u</text:span><text:span text:style-name="T9">il</text:span><text:span text:style-name="T9">d</text:span></text:p>
            </draw:text-box>
          </draw:frame>
          <draw:connector draw:style-name="gr42" draw:text-style-name="P5" draw:layer="layout" draw:type="line" svg:x1="4.52cm" svg:y1="8.879cm" svg:x2="4.52cm" svg:y2="10.074cm" draw:start-shape="id24" draw:start-glue-point="2" draw:end-shape="id25" draw:end-glue-point="0" svg:d="M4520 8879v1195" svg:viewBox="0 0 1 1196">
            <text:p/>
          </draw:connector>
          <draw:connector draw:style-name="gr42" draw:text-style-name="P5" draw:layer="layout" draw:type="line" svg:x1="4.52cm" svg:y1="10.88cm" svg:x2="4.52cm" svg:y2="12.075cm" draw:start-shape="id25" draw:start-glue-point="2" draw:end-shape="id26" draw:end-glue-point="0" svg:d="M4520 10880v1195" svg:viewBox="0 0 1 1196">
            <text:p/>
          </draw:connector>
          <draw:frame draw:style-name="gr7" draw:text-style-name="P28" draw:layer="layout" svg:width="1.917cm" svg:height="0.662cm" svg:x="4.424cm" svg:y="9.074cm">
            <draw:text-box>
              <text:p text:style-name="P27"><text:span text:style-name="T10">X</text:span><text:span text:style-name="T10">_</text:span><text:span text:style-name="T10">nr</text:span><text:span text:style-name="T10">.f</text:span><text:span text:style-name="T10">a</text:span></text:p>
            </draw:text-box>
          </draw:frame>
          <draw:frame draw:style-name="gr7" draw:text-style-name="P28" draw:layer="layout" svg:width="1.917cm" svg:height="0.662cm" svg:x="4.424cm" svg:y="11.075cm">
            <draw:text-box>
              <text:p text:style-name="P27"><text:span text:style-name="T10">X_nr</text:span><text:span text:style-name="T10">.clw</text:span></text:p>
            </draw:text-box>
          </draw:frame>
        </draw:g>
        <draw:line draw:style-name="gr43" draw:text-style-name="P5" draw:layer="layout" svg:x1="2.019cm" svg:y1="7.635cm" svg:x2="7.019cm" svg:y2="7.635cm">
          <text:p/>
        </draw:line>
        <draw:frame draw:style-name="gr44" draw:text-style-name="P30" xml:id="id27" draw:id="id27" draw:layer="layout" svg:width="2.6cm" svg:height="0.839cm" svg:x="3.22cm" svg:y="4.573cm">
          <draw:text-box>
            <text:p text:style-name="P29"><text:span text:style-name="T11">X</text:span><text:span text:style-name="T11">.f</text:span><text:span text:style-name="T11">a</text:span></text:p>
          </draw:text-box>
        </draw:frame>
        <draw:connector draw:style-name="gr45" draw:text-style-name="P5" draw:layer="layout" draw:type="line" svg:x1="4.52cm" svg:y1="5.412cm" svg:x2="4.52cm" svg:y2="6.773cm" draw:start-shape="id27" draw:start-glue-point="2" svg:d="M4520 5412v1361" svg:viewBox="0 0 1 1362">
          <text:p/>
        </draw:connector>
        <draw:g>
          <draw:custom-shape draw:style-name="gr21" draw:text-style-name="P16" draw:layer="layout" svg:width="1.3cm" svg:height="1.58cm" svg:x="3.901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6" draw:text-style-name="P25" draw:layer="layout" svg:x1="4.118cm" svg:y1="3.196cm" svg:x2="4.985cm" svg:y2="3.196cm">
            <text:p/>
          </draw:line>
          <draw:line draw:style-name="gr36" draw:text-style-name="P25" draw:layer="layout" svg:x1="4.118cm" svg:y1="3.295cm" svg:x2="4.985cm" svg:y2="3.295cm">
            <text:p/>
          </draw:line>
          <draw:line draw:style-name="gr36" draw:text-style-name="P25" draw:layer="layout" svg:x1="4.118cm" svg:y1="3.394cm" svg:x2="4.985cm" svg:y2="3.394cm">
            <text:p/>
          </draw:line>
          <draw:line draw:style-name="gr36" draw:text-style-name="P25" draw:layer="layout" svg:x1="4.118cm" svg:y1="3.493cm" svg:x2="4.985cm" svg:y2="3.493cm">
            <text:p/>
          </draw:line>
        </draw:g>
        <draw:custom-shape draw:style-name="gr24" draw:text-style-name="P19" draw:layer="layout" svg:width="0.8cm" svg:height="0.5cm" svg:x="4.55cm" svg:y="4.1cm">
          <text:p text:style-name="P18"><text:span text:style-name="T7">F</text:span><text:span text:style-name="T7">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4.035cm" svg:y1="2.6cm" svg:x2="4.967cm" svg:y2="2.6cm">
          <text:p/>
        </draw:line>
        <draw:custom-shape draw:style-name="gr25" draw:text-style-name="P20" draw:layer="layout" svg:width="0.7cm" svg:height="0.2cm" svg:x="4.154cm" svg:y="2.5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5cm" svg:height="1.251cm" svg:x="2.02cm" svg:y="6.627cm">
          <draw:text-box>
            <text:p text:style-name="P33"><text:span text:style-name="T12">H</text:span><text:span text:style-name="T12">M</text:span><text:span text:style-name="T12">M</text:span><text:span text:style-name="T12"> </text:span><text:span text:style-name="T12">b</text:span><text:span text:style-name="T12">u</text:span><text:span text:style-name="T12">il</text:span><text:span text:style-name="T12">d</text:span><text:span text:style-name="T12">i</text:span><text:span text:style-name="T12">n</text:span><text:span text:style-name="T12">g</text:span></text:p>
          </draw:text-box>
        </draw:frame>
        <draw:g xml:id="id34" draw:id="id34">
          <draw:custom-shape draw:style-name="gr21" draw:text-style-name="P16" draw:layer="layout" svg:width="1.3cm" svg:height="1.58cm" svg:x="3.9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5" draw:layer="layout" svg:x1="4.147cm" svg:y1="15.896cm" svg:x2="5.014cm" svg:y2="15.896cm">
            <text:p/>
          </draw:line>
          <draw:line draw:style-name="gr37" draw:text-style-name="P25" draw:layer="layout" svg:x1="4.147cm" svg:y1="15.995cm" svg:x2="5.014cm" svg:y2="15.995cm">
            <text:p/>
          </draw:line>
          <draw:line draw:style-name="gr37" draw:text-style-name="P25" draw:layer="layout" svg:x1="4.147cm" svg:y1="16.094cm" svg:x2="5.014cm" svg:y2="16.094cm">
            <text:p/>
          </draw:line>
          <draw:line draw:style-name="gr37" draw:text-style-name="P25" draw:layer="layout" svg:x1="4.147cm" svg:y1="16.193cm" svg:x2="5.014cm" svg:y2="16.193cm">
            <text:p/>
          </draw:line>
          <draw:line draw:style-name="gr37" draw:text-style-name="P25" draw:layer="layout" svg:x1="4.148cm" svg:y1="16.295cm" svg:x2="5.015cm" svg:y2="16.295cm">
            <text:p/>
          </draw:line>
          <draw:line draw:style-name="gr37" draw:text-style-name="P25" draw:layer="layout" svg:x1="4.148cm" svg:y1="16.394cm" svg:x2="5.015cm" svg:y2="16.394cm">
            <text:p/>
          </draw:line>
        </draw:g>
        <draw:line draw:style-name="gr23" draw:text-style-name="P5" draw:layer="layout" svg:x1="4.064cm" svg:y1="15.3cm" svg:x2="4.996cm" svg:y2="15.3cm">
          <text:p/>
        </draw:line>
        <draw:custom-shape draw:style-name="gr25" draw:text-style-name="P20" draw:layer="layout" svg:width="0.7cm" svg:height="0.2cm" svg:x="4.183cm" svg:y="15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1cm" svg:height="0.5cm" svg:x="4.378cm" svg:y="16.8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50" draw:text-style-name="P24" draw:layer="layout" svg:width="2.6cm" svg:height="0.806cm" svg:x="3.3cm" svg:y="17.573cm">
          <draw:text-box>
            <text:p text:style-name="P35"><text:span text:style-name="T9">X.</text:span><text:span text:style-name="T9">h</text:span><text:span text:style-name="T9">m</text:span><text:span text:style-name="T9">m</text:span></text:p>
          </draw:text-box>
        </draw:frame>
        <draw:frame draw:style-name="gr49" draw:text-style-name="P34" xml:id="id33" draw:id="id33" draw:layer="layout" svg:width="5cm" svg:height="1.251cm" svg:x="2.02cm" svg:y="6.628cm">
          <draw:text-box>
            <text:p text:style-name="P33"><text:span text:style-name="T12">H</text:span><text:span text:style-name="T12">M</text:span><text:span text:style-name="T12">M </text:span><text:span text:style-name="T12">b</text:span><text:span text:style-name="T12">ui</text:span><text:span text:style-name="T12">ld</text:span><text:span text:style-name="T12">in</text:span><text:span text:style-name="T12">g</text:span></text:p>
          </draw:text-box>
        </draw:frame>
        <draw:frame draw:style-name="gr41" draw:text-style-name="P24" draw:layer="layout" svg:width="4.6cm" svg:height="0.806cm" svg:x="9.1cm" svg:y="17.7cm">
          <draw:text-box>
            <text:p text:style-name="P2"><text:span text:style-name="T9">datab</text:span><text:span text:style-name="T9">ase.fa</text:span></text:p>
          </draw:text-box>
        </draw:frame>
        <draw:g>
          <draw:custom-shape draw:style-name="gr20" draw:text-style-name="P15" draw:layer="layout" svg:width="1.3cm" svg:height="1.599cm" svg:x="10.702cm" svg:y="15.7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0.918cm" svg:y1="16.001cm" svg:x2="11.785cm" svg:y2="16.001cm">
            <text:p/>
          </draw:line>
          <draw:line draw:style-name="gr13" draw:text-style-name="P5" draw:layer="layout" svg:x1="10.918cm" svg:y1="16.101cm" svg:x2="11.785cm" svg:y2="16.101cm">
            <text:p/>
          </draw:line>
          <draw:line draw:style-name="gr13" draw:text-style-name="P5" draw:layer="layout" svg:x1="10.918cm" svg:y1="16.201cm" svg:x2="11.785cm" svg:y2="16.201cm">
            <text:p/>
          </draw:line>
          <draw:line draw:style-name="gr13" draw:text-style-name="P5" draw:layer="layout" svg:x1="10.918cm" svg:y1="16.301cm" svg:x2="11.785cm" svg:y2="16.301cm">
            <text:p/>
          </draw:line>
          <draw:line draw:style-name="gr13" draw:text-style-name="P5" draw:layer="layout" svg:x1="10.918cm" svg:y1="16.403cm" svg:x2="11.785cm" svg:y2="16.403cm">
            <text:p/>
          </draw:line>
          <draw:line draw:style-name="gr13" draw:text-style-name="P5" draw:layer="layout" svg:x1="10.918cm" svg:y1="16.503cm" svg:x2="11.785cm" svg:y2="16.503cm">
            <text:p/>
          </draw:line>
          <draw:line draw:style-name="gr13" draw:text-style-name="P5" draw:layer="layout" svg:x1="10.918cm" svg:y1="16.603cm" svg:x2="11.785cm" svg:y2="16.603cm">
            <text:p/>
          </draw:line>
          <draw:line draw:style-name="gr13" draw:text-style-name="P5" draw:layer="layout" svg:x1="10.918cm" svg:y1="16.703cm" svg:x2="11.785cm" svg:y2="16.703cm">
            <text:p/>
          </draw:line>
          <draw:line draw:style-name="gr13" draw:text-style-name="P5" draw:layer="layout" svg:x1="10.918cm" svg:y1="16.801cm" svg:x2="11.785cm" svg:y2="16.801cm">
            <text:p/>
          </draw:line>
          <draw:line draw:style-name="gr13" draw:text-style-name="P5" draw:layer="layout" svg:x1="10.918cm" svg:y1="16.901cm" svg:x2="11.785cm" svg:y2="16.901cm">
            <text:p/>
          </draw:line>
          <draw:line draw:style-name="gr13" draw:text-style-name="P5" draw:layer="layout" svg:x1="10.918cm" svg:y1="17.001cm" svg:x2="11.785cm" svg:y2="17.001cm">
            <text:p/>
          </draw:line>
          <draw:line draw:style-name="gr13" draw:text-style-name="P5" draw:layer="layout" svg:x1="10.918cm" svg:y1="17.101cm" svg:x2="11.785cm" svg:y2="17.101cm">
            <text:p/>
          </draw:line>
        </draw:g>
        <draw:custom-shape draw:style-name="gr24" draw:text-style-name="P19" draw:layer="layout" svg:width="0.8cm" svg:height="0.5cm" svg:x="11.4cm" svg:y="16.9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0" draw:layer="layout" svg:width="1.3cm" svg:height="1.56cm" svg:x="10.7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10.917cm" svg:y1="3.19cm" svg:x2="11.784cm" svg:y2="3.19cm">
            <text:p/>
          </draw:line>
          <draw:line draw:style-name="gr28" draw:text-style-name="P5" draw:layer="layout" svg:x1="10.917cm" svg:y1="3.288cm" svg:x2="11.784cm" svg:y2="3.288cm">
            <text:p/>
          </draw:line>
          <draw:line draw:style-name="gr28" draw:text-style-name="P5" draw:layer="layout" svg:x1="10.917cm" svg:y1="3.385cm" svg:x2="11.784cm" svg:y2="3.385cm">
            <text:p/>
          </draw:line>
          <draw:line draw:style-name="gr28" draw:text-style-name="P5" draw:layer="layout" svg:x1="10.917cm" svg:y1="3.483cm" svg:x2="11.784cm" svg:y2="3.483cm">
            <text:p/>
          </draw:line>
          <draw:line draw:style-name="gr13" draw:text-style-name="P5" draw:layer="layout" svg:x1="10.917cm" svg:y1="3.58cm" svg:x2="11.784cm" svg:y2="3.58cm">
            <text:p/>
          </draw:line>
          <draw:line draw:style-name="gr13" draw:text-style-name="P5" draw:layer="layout" svg:x1="10.917cm" svg:y1="3.678cm" svg:x2="11.784cm" svg:y2="3.678cm">
            <text:p/>
          </draw:line>
          <draw:line draw:style-name="gr13" draw:text-style-name="P5" draw:layer="layout" svg:x1="10.917cm" svg:y1="3.775cm" svg:x2="11.784cm" svg:y2="3.775cm">
            <text:p/>
          </draw:line>
          <draw:line draw:style-name="gr13" draw:text-style-name="P5" draw:layer="layout" svg:x1="10.917cm" svg:y1="3.873cm" svg:x2="11.784cm" svg:y2="3.873cm">
            <text:p/>
          </draw:line>
        </draw:g>
        <draw:custom-shape draw:style-name="gr24" draw:text-style-name="P19" draw:layer="layout" svg:width="0.8cm" svg:height="0.5cm" svg:x="11.4cm" svg:y="4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cm" svg:height="0.2cm" svg:x="11.003cm" svg:y="2.5cm">
          <text:p/>
          <draw:enhanced-geometry svg:viewBox="0 0 21600 21600" draw:type="rectangle" draw:enhanced-path="M 0 0 L 21600 0 21600 21600 0 21600 0 0 Z N"/>
        </draw:custom-shape>
        <draw:frame draw:style-name="gr41" draw:text-style-name="P24" xml:id="id28" draw:id="id28" draw:layer="layout" svg:width="4.98cm" svg:height="0.806cm" svg:x="8.92cm" svg:y="4.773cm">
          <draw:text-box>
            <text:p text:style-name="P35"><text:span text:style-name="T9">X</text:span><text:span text:style-name="T9">_</text:span><text:span text:style-name="T9">e</text:span><text:span text:style-name="T9">n</text:span><text:span text:style-name="T9">ri</text:span><text:span text:style-name="T9">c</text:span><text:span text:style-name="T9">h</text:span><text:span text:style-name="T9">e</text:span><text:span text:style-name="T9">d</text:span><text:span text:style-name="T9">_</text:span><text:span text:style-name="T9">nr</text:span><text:span text:style-name="T9">.f</text:span><text:span text:style-name="T9">a</text:span></text:p>
          </draw:text-box>
        </draw:frame>
        <draw:connector draw:style-name="gr52" draw:text-style-name="P36" draw:layer="layout" draw:type="line" svg:x1="11.41cm" svg:y1="6.673cm" svg:x2="11.41cm" svg:y2="5.579cm" draw:end-shape="id28" draw:end-glue-point="2" svg:d="M11410 6673v-1094" svg:viewBox="0 0 1 1095">
          <text:p/>
        </draw:connector>
        <draw:custom-shape draw:style-name="gr47" draw:text-style-name="P13" draw:layer="layout" svg:width="5.78cm" svg:height="6.6cm" svg:x="8.514cm" svg:y="6.68cm">
          <text:p/>
          <draw:enhanced-geometry svg:viewBox="0 0 21600 21600" draw:type="rectangle" draw:enhanced-path="M 0 0 L 21600 0 21600 21600 0 21600 0 0 Z N"/>
        </draw:custom-shape>
        <draw:frame draw:style-name="gr41" draw:text-style-name="P24" xml:id="id29" draw:id="id29" draw:layer="layout" svg:width="4.6cm" svg:height="0.806cm" svg:x="9.114cm" svg:y="12.28cm">
          <draw:text-box>
            <text:p text:style-name="P26"><text:span text:style-name="T9">hmmsearch</text:span></text:p>
          </draw:text-box>
        </draw:frame>
        <draw:frame draw:style-name="gr41" draw:text-style-name="P24" xml:id="id30" draw:id="id30" draw:layer="layout" svg:width="4.6cm" svg:height="0.806cm" svg:x="9.114cm" svg:y="10.282cm">
          <draw:text-box>
            <text:p text:style-name="P26"><text:span text:style-name="T9">me</text:span><text:span text:style-name="T9">rge</text:span></text:p>
          </draw:text-box>
        </draw:frame>
        <draw:frame draw:style-name="gr41" draw:text-style-name="P24" xml:id="id31" draw:id="id31" draw:layer="layout" svg:width="4.6cm" svg:height="0.806cm" svg:x="9.114cm" svg:y="8.282cm">
          <draw:text-box>
            <text:p text:style-name="P26"><text:span text:style-name="T9">usearch</text:span></text:p>
          </draw:text-box>
        </draw:frame>
        <draw:frame draw:style-name="gr53" draw:text-style-name="P32" draw:layer="layout" svg:width="2.576cm" svg:height="0.607cm" svg:x="11.318cm" svg:y="11.681cm">
          <draw:text-box>
            <text:p text:style-name="P37"><text:span text:style-name="T4">X_</text:span><text:span text:style-name="T4">ne</text:span><text:span text:style-name="T4">w.f</text:span><text:span text:style-name="T4">a.t</text:span><text:span text:style-name="T4">mp</text:span></text:p>
          </draw:text-box>
        </draw:frame>
        <draw:frame draw:style-name="gr54" draw:text-style-name="P32" draw:layer="layout" svg:width="2.976cm" svg:height="0.607cm" svg:x="11.318cm" svg:y="9.582cm">
          <draw:text-box>
            <text:p text:style-name="P37"><text:span text:style-name="T4">X_merged.fa.tmp</text:span></text:p>
          </draw:text-box>
        </draw:frame>
        <draw:frame draw:style-name="gr51" draw:text-style-name="P34" draw:layer="layout" svg:width="5.78cm" svg:height="1.253cm" svg:x="8.494cm" svg:y="6.654cm">
          <draw:text-box>
            <text:p text:style-name="P33"><text:span text:style-name="T12">Sequence </text:span><text:span text:style-name="T12">Enrichment</text:span></text:p>
          </draw:text-box>
        </draw:frame>
        <draw:connector draw:style-name="gr55" draw:text-style-name="P36" draw:layer="layout" draw:type="line" svg:x1="11.414cm" svg:y1="12.28cm" svg:x2="11.414cm" svg:y2="11.088cm" draw:start-shape="id29" draw:start-glue-point="0" draw:end-shape="id30" draw:end-glue-point="2" svg:d="M11414 12280v-1192" svg:viewBox="0 0 1 1193">
          <text:p/>
        </draw:connector>
        <draw:connector draw:style-name="gr55" draw:text-style-name="P36" draw:layer="layout" draw:type="line" svg:x1="11.414cm" svg:y1="10.282cm" svg:x2="11.414cm" svg:y2="9.088cm" draw:start-shape="id30" draw:start-glue-point="0" draw:end-shape="id31" draw:end-glue-point="2" svg:d="M11414 10282v-1194" svg:viewBox="0 0 1 1195">
          <text:p/>
        </draw:connector>
        <draw:line draw:style-name="gr56" draw:text-style-name="P5" xml:id="id35" draw:id="id35" draw:layer="layout" svg:x1="11.414cm" svg:y1="15.189cm" svg:x2="11.414cm" svg:y2="13.289cm">
          <text:p/>
        </draw:line>
        <draw:connector draw:style-name="gr5" draw:text-style-name="P5" draw:layer="layout" draw:type="line" svg:x1="4.52cm" svg:y1="13.273cm" svg:x2="4.539cm" svg:y2="14.9cm" draw:start-shape="id32" draw:start-glue-point="2" svg:d="M4520 13273l19 1627" svg:viewBox="0 0 20 1628">
          <text:p/>
        </draw:connector>
        <draw:connector draw:style-name="gr57" draw:text-style-name="P5" draw:layer="layout" draw:type="curve" svg:x1="8.92cm" svg:y1="5.176cm" svg:x2="7.02cm" svg:y2="7.253cm" draw:start-shape="id28" draw:start-glue-point="3" draw:end-shape="id33" draw:end-glue-point="1" svg:d="M8920 5176c-1404 0-454 2077-1900 2077" svg:viewBox="0 0 1901 2078">
          <text:p/>
        </draw:connector>
        <draw:connector draw:style-name="gr57" draw:text-style-name="P5" draw:layer="layout" draw:type="curve" draw:line-skew="1.096cm" svg:x1="5.23cm" svg:y1="16.39cm" svg:x2="11.414cm" svg:y2="13.289cm" draw:start-shape="id34" draw:start-glue-point="1" draw:end-shape="id35" draw:end-glue-point="0" svg:d="M5230 16390c6264 0 3172-3101 6184-3101" svg:viewBox="0 0 6185 3102">
          <text:p/>
        </draw:connector>
        <presentation:notes draw:style-name="dp1">
          <draw:page-thumbnail draw:style-name="gr26" draw:layer="layout" svg:width="19.798cm" svg:height="11.136cm" svg:x="0.6cm" svg:y="2.257cm" draw:page-number="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633cm" fo:margin-bottom="0cm" fo:text-indent="0cm"/>
      <style:text-properties fo:font-size="44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6.665cm" svg:height="7.575cm" svg:x="2.167cm" svg:y="2.485cm"/>
      <draw:page-thumbnail draw:layer="backgroundobjects" svg:width="6.665cm" svg:height="7.575cm" svg:x="2.167cm" svg:y="11.061cm"/>
      <draw:page-thumbnail draw:layer="backgroundobjects" svg:width="6.665cm" svg:height="7.575cm" svg:x="2.167cm" svg:y="19.637cm"/>
      <draw:page-thumbnail draw:layer="backgroundobjects" svg:width="6.665cm" svg:height="7.575cm" svg:x="12.167cm" svg:y="2.485cm"/>
      <draw:page-thumbnail draw:layer="backgroundobjects" svg:width="6.665cm" svg:height="7.575cm" svg:x="12.167cm" svg:y="11.061cm"/>
      <draw:page-thumbnail draw:layer="backgroundobjects" svg:width="6.665cm" svg:height="7.575cm" svg:x="12.167cm" svg:y="19.637cm"/>
    </style:handout-master>
    <style:master-page style:name="Standard" style:page-layout-name="PM1" draw:style-name="Mdp1">
      <draw:frame presentation:style-name="Standard-title" draw:layer="backgroundobjects" svg:width="19.799cm" svg:height="4.174cm" svg:x="1.1cm" svg:y="0.996cm" presentation:class="title" presentation:placeholder="true">
        <draw:text-box/>
      </draw:frame>
      <draw:frame presentation:style-name="Standard-outline1" draw:layer="backgroundobjects" svg:width="19.799cm" svg:height="14.498cm" svg:x="1.1cm" svg:y="5.849cm" presentation:class="outline" presentation:placeholder="true">
        <draw:text-box/>
      </draw:frame>
      <draw:frame presentation:style-name="Mpr1" draw:text-style-name="MP2" draw:layer="backgroundobjects" svg:width="5.125cm" svg:height="1.722cm" svg:x="1.1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973cm" svg:height="1.722cm" svg:x="7.524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125cm" svg:height="1.722cm" svg:x="15.774cm" svg:y="22.774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7:03:22.876425070</meta:creation-date>
    <dc:date>2021-03-03T19:32:49.048742450</dc:date>
    <meta:editing-duration>PT10H37M35S</meta:editing-duration>
    <meta:editing-cycles>17</meta:editing-cycles>
    <meta:generator>LibreOffice/6.4.6.2$Linux_X86_64 LibreOffice_project/40$Build-2</meta:generator>
    <meta:document-statistic meta:object-count="359"/>
  </office:meta>
</office:document-meta>
</file>